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85" calcext:value-type="float">
            <text:p>0.998885</text:p>
          </table:table-cell>
          <table:table-cell office:value-type="float" office:value="5" calcext:value-type="float">
            <text:p>5</text:p>
          </table:table-cell>
          <table:table-cell office:value-type="float" office:value="0.99161" calcext:value-type="float">
            <text:p>0.99161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787" calcext:value-type="float">
            <text:p>0.997787</text:p>
          </table:table-cell>
          <table:table-cell office:value-type="float" office:value="5" calcext:value-type="float">
            <text:p>5</text:p>
          </table:table-cell>
          <table:table-cell office:value-type="float" office:value="0.990877" calcext:value-type="float">
            <text:p>0.990877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false" calcext:value-type="boolean">
            <text:p>FALSE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4642" calcext:value-type="float">
            <text:p>0.994642</text:p>
          </table:table-cell>
          <table:table-cell office:value-type="float" office:value="5" calcext:value-type="float">
            <text:p>5</text:p>
          </table:table-cell>
          <table:table-cell office:value-type="float" office:value="0.989022" calcext:value-type="float">
            <text:p>0.989022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false" calcext:value-type="boolean">
            <text:p>FALSE</text:p>
          </table:table-cell>
          <table:table-cell table:formula="of:=SUM([.I2:.I30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5465" calcext:value-type="float">
            <text:p>0.95465</text:p>
          </table:table-cell>
          <table:table-cell office:value-type="float" office:value="5" calcext:value-type="float">
            <text:p>5</text:p>
          </table:table-cell>
          <table:table-cell office:value-type="float" office:value="0.988331" calcext:value-type="float">
            <text:p>0.98833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true" calcext:value-type="boolean">
            <text:p>TRUE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19081" calcext:value-type="float">
            <text:p>0.819081</text:p>
          </table:table-cell>
          <table:table-cell office:value-type="float" office:value="5" calcext:value-type="float">
            <text:p>5</text:p>
          </table:table-cell>
          <table:table-cell office:value-type="float" office:value="0.986503" calcext:value-type="float">
            <text:p>0.986503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true" calcext:value-type="boolean">
            <text:p>TRUE</text:p>
          </table:table-cell>
          <table:table-cell table:formula="of:=1-ABS(0.5-[.K2]/303)-[.K4]/303" office:value-type="float" office:value="0.882838283828383" calcext:value-type="float">
            <text:p>0.882838283828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9977" calcext:value-type="float">
            <text:p>0.839977</text:p>
          </table:table-cell>
          <table:table-cell office:value-type="float" office:value="5" calcext:value-type="float">
            <text:p>5</text:p>
          </table:table-cell>
          <table:table-cell office:value-type="float" office:value="0.984389" calcext:value-type="float">
            <text:p>0.984389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0502" calcext:value-type="float">
            <text:p>0.880502</text:p>
          </table:table-cell>
          <table:table-cell office:value-type="float" office:value="4" calcext:value-type="float">
            <text:p>4</text:p>
          </table:table-cell>
          <table:table-cell office:value-type="float" office:value="0.988787" calcext:value-type="float">
            <text:p>0.988787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0378" calcext:value-type="float">
            <text:p>0.950378</text:p>
          </table:table-cell>
          <table:table-cell office:value-type="float" office:value="4" calcext:value-type="float">
            <text:p>4</text:p>
          </table:table-cell>
          <table:table-cell office:value-type="float" office:value="0.989232" calcext:value-type="float">
            <text:p>0.989232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445" calcext:value-type="float">
            <text:p>0.994445</text:p>
          </table:table-cell>
          <table:table-cell office:value-type="float" office:value="4" calcext:value-type="float">
            <text:p>4</text:p>
          </table:table-cell>
          <table:table-cell office:value-type="float" office:value="0.989001" calcext:value-type="float">
            <text:p>0.989001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305" calcext:value-type="float">
            <text:p>0.997305</text:p>
          </table:table-cell>
          <table:table-cell office:value-type="float" office:value="4" calcext:value-type="float">
            <text:p>4</text:p>
          </table:table-cell>
          <table:table-cell office:value-type="float" office:value="0.991439" calcext:value-type="float">
            <text:p>0.99143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622" calcext:value-type="float">
            <text:p>0.997622</text:p>
          </table:table-cell>
          <table:table-cell office:value-type="float" office:value="4" calcext:value-type="float">
            <text:p>4</text:p>
          </table:table-cell>
          <table:table-cell office:value-type="float" office:value="0.992141" calcext:value-type="float">
            <text:p>0.992141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26" calcext:value-type="float">
            <text:p>0.997526</text:p>
          </table:table-cell>
          <table:table-cell office:value-type="float" office:value="4" calcext:value-type="float">
            <text:p>4</text:p>
          </table:table-cell>
          <table:table-cell office:value-type="float" office:value="0.990259" calcext:value-type="float">
            <text:p>0.990259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6178" calcext:value-type="float">
            <text:p>0.996178</text:p>
          </table:table-cell>
          <table:table-cell office:value-type="float" office:value="4" calcext:value-type="float">
            <text:p>4</text:p>
          </table:table-cell>
          <table:table-cell office:value-type="float" office:value="0.991188" calcext:value-type="float">
            <text:p>0.991188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3092" calcext:value-type="float">
            <text:p>0.953092</text:p>
          </table:table-cell>
          <table:table-cell office:value-type="float" office:value="4" calcext:value-type="float">
            <text:p>4</text:p>
          </table:table-cell>
          <table:table-cell office:value-type="float" office:value="0.987537" calcext:value-type="float">
            <text:p>0.987537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462" calcext:value-type="float">
            <text:p>0.88462</text:p>
          </table:table-cell>
          <table:table-cell office:value-type="float" office:value="4" calcext:value-type="float">
            <text:p>4</text:p>
          </table:table-cell>
          <table:table-cell office:value-type="float" office:value="0.987575" calcext:value-type="float">
            <text:p>0.987575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9445" calcext:value-type="float">
            <text:p>0.859445</text:p>
          </table:table-cell>
          <table:table-cell office:value-type="float" office:value="3" calcext:value-type="float">
            <text:p>3</text:p>
          </table:table-cell>
          <table:table-cell office:value-type="float" office:value="0.98752" calcext:value-type="float">
            <text:p>0.98752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1364" calcext:value-type="float">
            <text:p>0.921364</text:p>
          </table:table-cell>
          <table:table-cell office:value-type="float" office:value="3" calcext:value-type="float">
            <text:p>3</text:p>
          </table:table-cell>
          <table:table-cell office:value-type="float" office:value="0.988024" calcext:value-type="float">
            <text:p>0.988024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3975" calcext:value-type="float">
            <text:p>0.963975</text:p>
          </table:table-cell>
          <table:table-cell office:value-type="float" office:value="3" calcext:value-type="float">
            <text:p>3</text:p>
          </table:table-cell>
          <table:table-cell office:value-type="float" office:value="0.988143" calcext:value-type="float">
            <text:p>0.988143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3" calcext:value-type="float">
            <text:p>3</text:p>
          </table:table-cell>
          <table:table-cell office:value-type="float" office:value="0.994618" calcext:value-type="float">
            <text:p>0.994618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364" calcext:value-type="float">
            <text:p>0.997364</text:p>
          </table:table-cell>
          <table:table-cell office:value-type="float" office:value="3" calcext:value-type="float">
            <text:p>3</text:p>
          </table:table-cell>
          <table:table-cell office:value-type="float" office:value="0.993354" calcext:value-type="float">
            <text:p>0.993354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288" calcext:value-type="float">
            <text:p>0.997288</text:p>
          </table:table-cell>
          <table:table-cell office:value-type="float" office:value="3" calcext:value-type="float">
            <text:p>3</text:p>
          </table:table-cell>
          <table:table-cell office:value-type="float" office:value="0.994025" calcext:value-type="float">
            <text:p>0.994025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512" calcext:value-type="float">
            <text:p>0.997512</text:p>
          </table:table-cell>
          <table:table-cell office:value-type="float" office:value="3" calcext:value-type="float">
            <text:p>3</text:p>
          </table:table-cell>
          <table:table-cell office:value-type="float" office:value="0.990768" calcext:value-type="float">
            <text:p>0.990768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5389" calcext:value-type="float">
            <text:p>0.995389</text:p>
          </table:table-cell>
          <table:table-cell office:value-type="float" office:value="3" calcext:value-type="float">
            <text:p>3</text:p>
          </table:table-cell>
          <table:table-cell office:value-type="float" office:value="0.988616" calcext:value-type="float">
            <text:p>0.988616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4392" calcext:value-type="float">
            <text:p>0.964392</text:p>
          </table:table-cell>
          <table:table-cell office:value-type="float" office:value="3" calcext:value-type="float">
            <text:p>3</text:p>
          </table:table-cell>
          <table:table-cell office:value-type="float" office:value="0.987863" calcext:value-type="float">
            <text:p>0.987863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3" calcext:value-type="float">
            <text:p>3</text:p>
          </table:table-cell>
          <table:table-cell office:value-type="float" office:value="0.989438" calcext:value-type="float">
            <text:p>0.989438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0315" calcext:value-type="float">
            <text:p>0.890315</text:p>
          </table:table-cell>
          <table:table-cell office:value-type="float" office:value="2" calcext:value-type="float">
            <text:p>2</text:p>
          </table:table-cell>
          <table:table-cell office:value-type="float" office:value="0.989016" calcext:value-type="float">
            <text:p>0.989016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1947" calcext:value-type="float">
            <text:p>0.931947</text:p>
          </table:table-cell>
          <table:table-cell office:value-type="float" office:value="2" calcext:value-type="float">
            <text:p>2</text:p>
          </table:table-cell>
          <table:table-cell office:value-type="float" office:value="0.987409" calcext:value-type="float">
            <text:p>0.987409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5903" calcext:value-type="float">
            <text:p>0.965903</text:p>
          </table:table-cell>
          <table:table-cell office:value-type="float" office:value="2" calcext:value-type="float">
            <text:p>2</text:p>
          </table:table-cell>
          <table:table-cell office:value-type="float" office:value="0.988931" calcext:value-type="float">
            <text:p>0.988931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182" calcext:value-type="float">
            <text:p>0.994182</text:p>
          </table:table-cell>
          <table:table-cell office:value-type="float" office:value="2" calcext:value-type="float">
            <text:p>2</text:p>
          </table:table-cell>
          <table:table-cell office:value-type="float" office:value="0.991905" calcext:value-type="float">
            <text:p>0.991905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122" calcext:value-type="float">
            <text:p>0.997122</text:p>
          </table:table-cell>
          <table:table-cell office:value-type="float" office:value="2" calcext:value-type="float">
            <text:p>2</text:p>
          </table:table-cell>
          <table:table-cell office:value-type="float" office:value="0.992212" calcext:value-type="float">
            <text:p>0.992212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99" calcext:value-type="float">
            <text:p>0.998199</text:p>
          </table:table-cell>
          <table:table-cell office:value-type="float" office:value="2" calcext:value-type="float">
            <text:p>2</text:p>
          </table:table-cell>
          <table:table-cell office:value-type="float" office:value="0.993437" calcext:value-type="float">
            <text:p>0.993437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653" calcext:value-type="float">
            <text:p>0.997653</text:p>
          </table:table-cell>
          <table:table-cell office:value-type="float" office:value="2" calcext:value-type="float">
            <text:p>2</text:p>
          </table:table-cell>
          <table:table-cell office:value-type="float" office:value="0.991969" calcext:value-type="float">
            <text:p>0.991969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2" calcext:value-type="float">
            <text:p>2</text:p>
          </table:table-cell>
          <table:table-cell office:value-type="float" office:value="0.989919" calcext:value-type="float">
            <text:p>0.989919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7663" calcext:value-type="float">
            <text:p>0.967663</text:p>
          </table:table-cell>
          <table:table-cell office:value-type="float" office:value="2" calcext:value-type="float">
            <text:p>2</text:p>
          </table:table-cell>
          <table:table-cell office:value-type="float" office:value="0.989177" calcext:value-type="float">
            <text:p>0.989177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3785" calcext:value-type="float">
            <text:p>0.933785</text:p>
          </table:table-cell>
          <table:table-cell office:value-type="float" office:value="2" calcext:value-type="float">
            <text:p>2</text:p>
          </table:table-cell>
          <table:table-cell office:value-type="float" office:value="0.990552" calcext:value-type="float">
            <text:p>0.990552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8334" calcext:value-type="float">
            <text:p>0.918334</text:p>
          </table:table-cell>
          <table:table-cell office:value-type="float" office:value="1" calcext:value-type="float">
            <text:p>1</text:p>
          </table:table-cell>
          <table:table-cell office:value-type="float" office:value="0.989602" calcext:value-type="float">
            <text:p>0.989602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0214" calcext:value-type="float">
            <text:p>0.940214</text:p>
          </table:table-cell>
          <table:table-cell office:value-type="float" office:value="1" calcext:value-type="float">
            <text:p>1</text:p>
          </table:table-cell>
          <table:table-cell office:value-type="float" office:value="0.991329" calcext:value-type="float">
            <text:p>0.99132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4671" calcext:value-type="float">
            <text:p>0.974671</text:p>
          </table:table-cell>
          <table:table-cell office:value-type="float" office:value="1" calcext:value-type="float">
            <text:p>1</text:p>
          </table:table-cell>
          <table:table-cell office:value-type="float" office:value="0.991083" calcext:value-type="float">
            <text:p>0.991083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201" calcext:value-type="float">
            <text:p>0.995201</text:p>
          </table:table-cell>
          <table:table-cell office:value-type="float" office:value="1" calcext:value-type="float">
            <text:p>1</text:p>
          </table:table-cell>
          <table:table-cell office:value-type="float" office:value="0.992847" calcext:value-type="float">
            <text:p>0.992847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142" calcext:value-type="float">
            <text:p>0.997142</text:p>
          </table:table-cell>
          <table:table-cell office:value-type="float" office:value="1" calcext:value-type="float">
            <text:p>1</text:p>
          </table:table-cell>
          <table:table-cell office:value-type="float" office:value="0.990679" calcext:value-type="float">
            <text:p>0.990679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94" calcext:value-type="float">
            <text:p>0.99794</text:p>
          </table:table-cell>
          <table:table-cell office:value-type="float" office:value="1" calcext:value-type="float">
            <text:p>1</text:p>
          </table:table-cell>
          <table:table-cell office:value-type="float" office:value="0.993629" calcext:value-type="float">
            <text:p>0.993629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4223" calcext:value-type="float">
            <text:p>0.994223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74038" calcext:value-type="float">
            <text:p>0.974038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0.7" calcext:value-type="float">
            <text:p>0.7</text:p>
          </table:table-cell>
          <table:table-cell table:formula="of:=IF(ABS([.G45]-[.H45])&lt;0.1;0;IF([.G45]&lt;[.H45];IF([.D45]&gt;[.F45];0;1);IF([.F45]&gt;[.D45];0;1)))" office:value-type="float" office:value="0" calcext:value-type="float">
            <text:p>0</text:p>
          </table:table-cell>
          <table:table-cell table:formula="of:=[.F45]&gt;[.D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45553" calcext:value-type="float">
            <text:p>0.945553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1.6" calcext:value-type="float">
            <text:p>1.6</text:p>
          </table:table-cell>
          <table:table-cell table:formula="of:=IF(ABS([.G46]-[.H46])&lt;0.1;0;IF([.G46]&lt;[.H46];IF([.D46]&gt;[.F46];0;1);IF([.F46]&gt;[.D46];0;1)))" office:value-type="float" office:value="0" calcext:value-type="float">
            <text:p>0</text:p>
          </table:table-cell>
          <table:table-cell table:formula="of:=[.F46]&gt;[.D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9277" calcext:value-type="float">
            <text:p>0.949277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324" calcext:value-type="float">
            <text:p>0.977324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105" calcext:value-type="float">
            <text:p>0.995105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349" calcext:value-type="float">
            <text:p>0.998349</text:p>
          </table:table-cell>
          <table:table-cell office:value-type="float" office:value="0" calcext:value-type="float">
            <text:p>0</text:p>
          </table:table-cell>
          <table:table-cell office:value-type="float" office:value="0.992573" calcext:value-type="float">
            <text:p>0.992573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105" calcext:value-type="float">
            <text:p>0.995105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324" calcext:value-type="float">
            <text:p>0.977324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9277" calcext:value-type="float">
            <text:p>0.949277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45553" calcext:value-type="float">
            <text:p>0.945553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4" calcext:value-type="float">
            <text:p>0.4</text:p>
          </table:table-cell>
          <table:table-cell table:formula="of:=IF(ABS([.G58]-[.H58])&lt;0.1;0;IF([.G58]&lt;[.H58];IF([.D58]&gt;[.F58];0;1);IF([.F58]&gt;[.D58];0;1)))" office:value-type="float" office:value="0" calcext:value-type="float">
            <text:p>0</text:p>
          </table:table-cell>
          <table:table-cell table:formula="of:=[.F58]&gt;[.D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74038" calcext:value-type="float">
            <text:p>0.974038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7" calcext:value-type="float">
            <text:p>0.7</text:p>
          </table:table-cell>
          <table:table-cell table:formula="of:=IF(ABS([.G59]-[.H59])&lt;0.1;0;IF([.G59]&lt;[.H59];IF([.D59]&gt;[.F59];0;1);IF([.F59]&gt;[.D59];0;1)))" office:value-type="float" office:value="1" calcext:value-type="float">
            <text:p>1</text:p>
          </table:table-cell>
          <table:table-cell table:formula="of:=[.F59]&gt;[.D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4223" calcext:value-type="float">
            <text:p>0.994223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6983" calcext:value-type="float">
            <text:p>0.996983</text:p>
          </table:table-cell>
          <table:table-cell office:value-type="float" office:value="-1" calcext:value-type="float">
            <text:p>-1</text:p>
          </table:table-cell>
          <table:table-cell office:value-type="float" office:value="0.995115" calcext:value-type="float">
            <text:p>0.995115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948" calcext:value-type="float">
            <text:p>0.996948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4088" calcext:value-type="float">
            <text:p>0.994088</text:p>
          </table:table-cell>
          <table:table-cell office:value-type="float" office:value="-1" calcext:value-type="float">
            <text:p>-1</text:p>
          </table:table-cell>
          <table:table-cell office:value-type="float" office:value="0.991883" calcext:value-type="float">
            <text:p>0.991883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3936" calcext:value-type="float">
            <text:p>0.973936</text:p>
          </table:table-cell>
          <table:table-cell office:value-type="float" office:value="-1" calcext:value-type="float">
            <text:p>-1</text:p>
          </table:table-cell>
          <table:table-cell office:value-type="float" office:value="0.992558" calcext:value-type="float">
            <text:p>0.992558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44446" calcext:value-type="float">
            <text:p>0.944446</text:p>
          </table:table-cell>
          <table:table-cell office:value-type="float" office:value="-1" calcext:value-type="float">
            <text:p>-1</text:p>
          </table:table-cell>
          <table:table-cell office:value-type="float" office:value="0.99028" calcext:value-type="float">
            <text:p>0.99028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36401" calcext:value-type="float">
            <text:p>0.936401</text:p>
          </table:table-cell>
          <table:table-cell office:value-type="float" office:value="-1" calcext:value-type="float">
            <text:p>-1</text:p>
          </table:table-cell>
          <table:table-cell office:value-type="float" office:value="0.990395" calcext:value-type="float">
            <text:p>0.990395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0.5" calcext:value-type="float">
            <text:p>0.5</text:p>
          </table:table-cell>
          <table:table-cell table:formula="of:=IF(ABS([.G67]-[.H67])&lt;0.1;0;IF([.G67]&lt;[.H67];IF([.D67]&gt;[.F67];0;1);IF([.F67]&gt;[.D67];0;1)))" office:value-type="float" office:value="0" calcext:value-type="float">
            <text:p>0</text:p>
          </table:table-cell>
          <table:table-cell table:formula="of:=[.F67]&gt;[.D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35572" calcext:value-type="float">
            <text:p>0.935572</text:p>
          </table:table-cell>
          <table:table-cell office:value-type="float" office:value="1" calcext:value-type="float">
            <text:p>1</text:p>
          </table:table-cell>
          <table:table-cell office:value-type="float" office:value="0.992922" calcext:value-type="float">
            <text:p>0.992922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2.6" calcext:value-type="float">
            <text:p>2.6</text:p>
          </table:table-cell>
          <table:table-cell table:formula="of:=IF(ABS([.G68]-[.H68])&lt;0.1;0;IF([.G68]&lt;[.H68];IF([.D68]&gt;[.F68];0;1);IF([.F68]&gt;[.D68];0;1)))" office:value-type="float" office:value="1" calcext:value-type="float">
            <text:p>1</text:p>
          </table:table-cell>
          <table:table-cell table:formula="of:=[.F68]&gt;[.D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5146" calcext:value-type="float">
            <text:p>0.975146</text:p>
          </table:table-cell>
          <table:table-cell office:value-type="float" office:value="-2" calcext:value-type="float">
            <text:p>-2</text:p>
          </table:table-cell>
          <table:table-cell office:value-type="float" office:value="0.991341" calcext:value-type="float">
            <text:p>0.991341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524" calcext:value-type="float">
            <text:p>0.990524</text:p>
          </table:table-cell>
          <table:table-cell office:value-type="float" office:value="-2" calcext:value-type="float">
            <text:p>-2</text:p>
          </table:table-cell>
          <table:table-cell office:value-type="float" office:value="0.993296" calcext:value-type="float">
            <text:p>0.993296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561" calcext:value-type="float">
            <text:p>0.996561</text:p>
          </table:table-cell>
          <table:table-cell office:value-type="float" office:value="-2" calcext:value-type="float">
            <text:p>-2</text:p>
          </table:table-cell>
          <table:table-cell office:value-type="float" office:value="0.994318" calcext:value-type="float">
            <text:p>0.994318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-2" calcext:value-type="float">
            <text:p>-2</text:p>
          </table:table-cell>
          <table:table-cell office:value-type="float" office:value="0.992221" calcext:value-type="float">
            <text:p>0.992221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1" calcext:value-type="float">
            <text:p>1</text:p>
          </table:table-cell>
          <table:table-cell office:value-type="float" office:value="0.996489" calcext:value-type="float">
            <text:p>0.996489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3.1" calcext:value-type="float">
            <text:p>3.1</text:p>
          </table:table-cell>
          <table:table-cell table:formula="of:=IF(ABS([.G73]-[.H73])&lt;0.1;0;IF([.G73]&lt;[.H73];IF([.D73]&gt;[.F73];0;1);IF([.F73]&gt;[.D73];0;1)))" office:value-type="float" office:value="0" calcext:value-type="float">
            <text:p>0</text:p>
          </table:table-cell>
          <table:table-cell table:formula="of:=[.F73]&gt;[.D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-2" calcext:value-type="float">
            <text:p>-2</text:p>
          </table:table-cell>
          <table:table-cell office:value-type="float" office:value="0.99258" calcext:value-type="float">
            <text:p>0.99258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2842" calcext:value-type="float">
            <text:p>0.972842</text:p>
          </table:table-cell>
          <table:table-cell office:value-type="float" office:value="-2" calcext:value-type="float">
            <text:p>-2</text:p>
          </table:table-cell>
          <table:table-cell office:value-type="float" office:value="0.988482" calcext:value-type="float">
            <text:p>0.988482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-2" calcext:value-type="float">
            <text:p>-2</text:p>
          </table:table-cell>
          <table:table-cell office:value-type="float" office:value="0.989797" calcext:value-type="float">
            <text:p>0.989797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0.4" calcext:value-type="float">
            <text:p>0.4</text:p>
          </table:table-cell>
          <table:table-cell table:formula="of:=IF(ABS([.G76]-[.H76])&lt;0.1;0;IF([.G76]&lt;[.H76];IF([.D76]&gt;[.F76];0;1);IF([.F76]&gt;[.D76];0;1)))" office:value-type="float" office:value="0" calcext:value-type="float">
            <text:p>0</text:p>
          </table:table-cell>
          <table:table-cell table:formula="of:=[.F76]&gt;[.D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7703" calcext:value-type="float">
            <text:p>0.927703</text:p>
          </table:table-cell>
          <table:table-cell office:value-type="float" office:value="1" calcext:value-type="float">
            <text:p>1</text:p>
          </table:table-cell>
          <table:table-cell office:value-type="float" office:value="0.990441" calcext:value-type="float">
            <text:p>0.990441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3.5" calcext:value-type="float">
            <text:p>3.5</text:p>
          </table:table-cell>
          <table:table-cell table:formula="of:=IF(ABS([.G77]-[.H77])&lt;0.1;0;IF([.G77]&lt;[.H77];IF([.D77]&gt;[.F77];0;1);IF([.F77]&gt;[.D77];0;1)))" office:value-type="float" office:value="1" calcext:value-type="float">
            <text:p>1</text:p>
          </table:table-cell>
          <table:table-cell table:formula="of:=[.F77]&gt;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5621" calcext:value-type="float">
            <text:p>0.925621</text:p>
          </table:table-cell>
          <table:table-cell office:value-type="float" office:value="1" calcext:value-type="float">
            <text:p>1</text:p>
          </table:table-cell>
          <table:table-cell office:value-type="float" office:value="0.992461" calcext:value-type="float">
            <text:p>0.992461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3.6" calcext:value-type="float">
            <text:p>3.6</text:p>
          </table:table-cell>
          <table:table-cell table:formula="of:=IF(ABS([.G78]-[.H78])&lt;0.1;0;IF([.G78]&lt;[.H78];IF([.D78]&gt;[.F78];0;1);IF([.F78]&gt;[.D78];0;1)))" office:value-type="float" office:value="1" calcext:value-type="float">
            <text:p>1</text:p>
          </table:table-cell>
          <table:table-cell table:formula="of:=[.F78]&gt;[.D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3582" calcext:value-type="float">
            <text:p>0.973582</text:p>
          </table:table-cell>
          <table:table-cell office:value-type="float" office:value="-3" calcext:value-type="float">
            <text:p>-3</text:p>
          </table:table-cell>
          <table:table-cell office:value-type="float" office:value="0.989284" calcext:value-type="float">
            <text:p>0.989284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0.3" calcext:value-type="float">
            <text:p>0.3</text:p>
          </table:table-cell>
          <table:table-cell table:formula="of:=IF(ABS([.G79]-[.H79])&lt;0.1;0;IF([.G79]&lt;[.H79];IF([.D79]&gt;[.F79];0;1);IF([.F79]&gt;[.D79];0;1)))" office:value-type="float" office:value="0" calcext:value-type="float">
            <text:p>0</text:p>
          </table:table-cell>
          <table:table-cell table:formula="of:=[.F79]&gt;[.D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894" calcext:value-type="float">
            <text:p>0.994894</text:p>
          </table:table-cell>
          <table:table-cell office:value-type="float" office:value="1" calcext:value-type="float">
            <text:p>1</text:p>
          </table:table-cell>
          <table:table-cell office:value-type="float" office:value="0.991408" calcext:value-type="float">
            <text:p>0.991408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3.8" calcext:value-type="float">
            <text:p>3.8</text:p>
          </table:table-cell>
          <table:table-cell table:formula="of:=IF(ABS([.G80]-[.H80])&lt;0.1;0;IF([.G80]&lt;[.H80];IF([.D80]&gt;[.F80];0;1);IF([.F80]&gt;[.D80];0;1)))" office:value-type="float" office:value="0" calcext:value-type="float">
            <text:p>0</text:p>
          </table:table-cell>
          <table:table-cell table:formula="of:=[.F80]&gt;[.D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912" calcext:value-type="float">
            <text:p>0.996912</text:p>
          </table:table-cell>
          <table:table-cell office:value-type="float" office:value="-3" calcext:value-type="float">
            <text:p>-3</text:p>
          </table:table-cell>
          <table:table-cell office:value-type="float" office:value="0.993728" calcext:value-type="float">
            <text:p>0.993728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142" calcext:value-type="float">
            <text:p>0.998142</text:p>
          </table:table-cell>
          <table:table-cell office:value-type="float" office:value="-3" calcext:value-type="float">
            <text:p>-3</text:p>
          </table:table-cell>
          <table:table-cell office:value-type="float" office:value="0.992582" calcext:value-type="float">
            <text:p>0.992582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-3" calcext:value-type="float">
            <text:p>-3</text:p>
          </table:table-cell>
          <table:table-cell office:value-type="float" office:value="0.991716" calcext:value-type="float">
            <text:p>0.991716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-3" calcext:value-type="float">
            <text:p>-3</text:p>
          </table:table-cell>
          <table:table-cell office:value-type="float" office:value="0.990153" calcext:value-type="float">
            <text:p>0.990153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6393" calcext:value-type="float">
            <text:p>0.976393</text:p>
          </table:table-cell>
          <table:table-cell office:value-type="float" office:value="-3" calcext:value-type="float">
            <text:p>-3</text:p>
          </table:table-cell>
          <table:table-cell office:value-type="float" office:value="0.988779" calcext:value-type="float">
            <text:p>0.988779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-3" calcext:value-type="float">
            <text:p>-3</text:p>
          </table:table-cell>
          <table:table-cell office:value-type="float" office:value="0.986775" calcext:value-type="float">
            <text:p>0.986775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0.4" calcext:value-type="float">
            <text:p>0.4</text:p>
          </table:table-cell>
          <table:table-cell table:formula="of:=IF(ABS([.G86]-[.H86])&lt;0.1;0;IF([.G86]&lt;[.H86];IF([.D86]&gt;[.F86];0;1);IF([.F86]&gt;[.D86];0;1)))" office:value-type="float" office:value="0" calcext:value-type="float">
            <text:p>0</text:p>
          </table:table-cell>
          <table:table-cell table:formula="of:=[.F86]&gt;[.D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7422" calcext:value-type="float">
            <text:p>0.897422</text:p>
          </table:table-cell>
          <table:table-cell office:value-type="float" office:value="-3" calcext:value-type="float">
            <text:p>-3</text:p>
          </table:table-cell>
          <table:table-cell office:value-type="float" office:value="0.986977" calcext:value-type="float">
            <text:p>0.986977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0.5" calcext:value-type="float">
            <text:p>0.5</text:p>
          </table:table-cell>
          <table:table-cell table:formula="of:=IF(ABS([.G87]-[.H87])&lt;0.1;0;IF([.G87]&lt;[.H87];IF([.D87]&gt;[.F87];0;1);IF([.F87]&gt;[.D87];0;1)))" office:value-type="float" office:value="0" calcext:value-type="float">
            <text:p>0</text:p>
          </table:table-cell>
          <table:table-cell table:formula="of:=[.F87]&gt;[.D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6095" calcext:value-type="float">
            <text:p>0.916095</text:p>
          </table:table-cell>
          <table:table-cell office:value-type="float" office:value="-3" calcext:value-type="float">
            <text:p>-3</text:p>
          </table:table-cell>
          <table:table-cell office:value-type="float" office:value="0.987131" calcext:value-type="float">
            <text:p>0.987131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6" calcext:value-type="float">
            <text:p>0.6</text:p>
          </table:table-cell>
          <table:table-cell table:formula="of:=IF(ABS([.G88]-[.H88])&lt;0.1;0;IF([.G88]&lt;[.H88];IF([.D88]&gt;[.F88];0;1);IF([.F88]&gt;[.D88];0;1)))" office:value-type="float" office:value="1" calcext:value-type="float">
            <text:p>1</text:p>
          </table:table-cell>
          <table:table-cell table:formula="of:=[.F88]&gt;[.D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497" calcext:value-type="float">
            <text:p>0.96497</text:p>
          </table:table-cell>
          <table:table-cell office:value-type="float" office:value="-4" calcext:value-type="float">
            <text:p>-4</text:p>
          </table:table-cell>
          <table:table-cell office:value-type="float" office:value="0.988495" calcext:value-type="float">
            <text:p>0.988495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0.3" calcext:value-type="float">
            <text:p>0.3</text:p>
          </table:table-cell>
          <table:table-cell table:formula="of:=IF(ABS([.G89]-[.H89])&lt;0.1;0;IF([.G89]&lt;[.H89];IF([.D89]&gt;[.F89];0;1);IF([.F89]&gt;[.D89];0;1)))" office:value-type="float" office:value="0" calcext:value-type="float">
            <text:p>0</text:p>
          </table:table-cell>
          <table:table-cell table:formula="of:=[.F89]&gt;[.D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28" calcext:value-type="float">
            <text:p>0.99428</text:p>
          </table:table-cell>
          <table:table-cell office:value-type="float" office:value="0" calcext:value-type="float">
            <text:p>0</text:p>
          </table:table-cell>
          <table:table-cell office:value-type="float" office:value="0.993462" calcext:value-type="float">
            <text:p>0.993462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0" calcext:value-type="float">
            <text:p>0</text:p>
          </table:table-cell>
          <table:table-cell table:formula="of:=[.F90]&gt;[.D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252" calcext:value-type="float">
            <text:p>0.997252</text:p>
          </table:table-cell>
          <table:table-cell office:value-type="float" office:value="-4" calcext:value-type="float">
            <text:p>-4</text:p>
          </table:table-cell>
          <table:table-cell office:value-type="float" office:value="0.991232" calcext:value-type="float">
            <text:p>0.991232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478" calcext:value-type="float">
            <text:p>0.997478</text:p>
          </table:table-cell>
          <table:table-cell office:value-type="float" office:value="-4" calcext:value-type="float">
            <text:p>-4</text:p>
          </table:table-cell>
          <table:table-cell office:value-type="float" office:value="0.99113" calcext:value-type="float">
            <text:p>0.9911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01" calcext:value-type="float">
            <text:p>0.997501</text:p>
          </table:table-cell>
          <table:table-cell office:value-type="float" office:value="-4" calcext:value-type="float">
            <text:p>-4</text:p>
          </table:table-cell>
          <table:table-cell office:value-type="float" office:value="0.990546" calcext:value-type="float">
            <text:p>0.990546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" calcext:value-type="float">
            <text:p>0</text:p>
          </table:table-cell>
          <table:table-cell office:value-type="float" office:value="0.990193" calcext:value-type="float">
            <text:p>0.990193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0" calcext:value-type="float">
            <text:p>0</text:p>
          </table:table-cell>
          <table:table-cell table:formula="of:=[.F94]&gt;[.D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8129" calcext:value-type="float">
            <text:p>0.978129</text:p>
          </table:table-cell>
          <table:table-cell office:value-type="float" office:value="0" calcext:value-type="float">
            <text:p>0</text:p>
          </table:table-cell>
          <table:table-cell office:value-type="float" office:value="0.98976" calcext:value-type="float">
            <text:p>0.98976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1" calcext:value-type="float">
            <text:p>1</text:p>
          </table:table-cell>
          <table:table-cell table:formula="of:=[.F95]&gt;[.D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03797" calcext:value-type="float">
            <text:p>0.903797</text:p>
          </table:table-cell>
          <table:table-cell office:value-type="float" office:value="5" calcext:value-type="float">
            <text:p>5</text:p>
          </table:table-cell>
          <table:table-cell office:value-type="float" office:value="0.990429" calcext:value-type="float">
            <text:p>0.990429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1" calcext:value-type="float">
            <text:p>1</text:p>
          </table:table-cell>
          <table:table-cell table:formula="of:=[.F96]&gt;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9152" calcext:value-type="float">
            <text:p>0.869152</text:p>
          </table:table-cell>
          <table:table-cell office:value-type="float" office:value="3" calcext:value-type="float">
            <text:p>3</text:p>
          </table:table-cell>
          <table:table-cell office:value-type="float" office:value="0.987116" calcext:value-type="float">
            <text:p>0.987116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7.5" calcext:value-type="float">
            <text:p>7.5</text:p>
          </table:table-cell>
          <table:table-cell table:formula="of:=IF(ABS([.G97]-[.H97])&lt;0.1;0;IF([.G97]&lt;[.H97];IF([.D97]&gt;[.F97];0;1);IF([.F97]&gt;[.D97];0;1)))" office:value-type="float" office:value="1" calcext:value-type="float">
            <text:p>1</text:p>
          </table:table-cell>
          <table:table-cell table:formula="of:=[.F97]&gt;[.D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623" calcext:value-type="float">
            <text:p>0.87623</text:p>
          </table:table-cell>
          <table:table-cell office:value-type="float" office:value="4" calcext:value-type="float">
            <text:p>4</text:p>
          </table:table-cell>
          <table:table-cell office:value-type="float" office:value="0.987966" calcext:value-type="float">
            <text:p>0.987966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8.6" calcext:value-type="float">
            <text:p>8.6</text:p>
          </table:table-cell>
          <table:table-cell table:formula="of:=IF(ABS([.G98]-[.H98])&lt;0.1;0;IF([.G98]&lt;[.H98];IF([.D98]&gt;[.F98];0;1);IF([.F98]&gt;[.D98];0;1)))" office:value-type="float" office:value="1" calcext:value-type="float">
            <text:p>1</text:p>
          </table:table-cell>
          <table:table-cell table:formula="of:=[.F98]&gt;[.D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-5" calcext:value-type="float">
            <text:p>-5</text:p>
          </table:table-cell>
          <table:table-cell office:value-type="float" office:value="0.987287" calcext:value-type="float">
            <text:p>0.987287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0.3" calcext:value-type="float">
            <text:p>0.3</text:p>
          </table:table-cell>
          <table:table-cell table:formula="of:=IF(ABS([.G99]-[.H99])&lt;0.1;0;IF([.G99]&lt;[.H99];IF([.D99]&gt;[.F99];0;1);IF([.F99]&gt;[.D99];0;1)))" office:value-type="float" office:value="0" calcext:value-type="float">
            <text:p>0</text:p>
          </table:table-cell>
          <table:table-cell table:formula="of:=[.F99]&gt;[.D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216" calcext:value-type="float">
            <text:p>0.994216</text:p>
          </table:table-cell>
          <table:table-cell office:value-type="float" office:value="3" calcext:value-type="float">
            <text:p>3</text:p>
          </table:table-cell>
          <table:table-cell office:value-type="float" office:value="0.990431" calcext:value-type="float">
            <text:p>0.990431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7.8" calcext:value-type="float">
            <text:p>7.8</text:p>
          </table:table-cell>
          <table:table-cell table:formula="of:=IF(ABS([.G100]-[.H100])&lt;0.1;0;IF([.G100]&lt;[.H100];IF([.D100]&gt;[.F100];0;1);IF([.F100]&gt;[.D100];0;1)))" office:value-type="float" office:value="0" calcext:value-type="float">
            <text:p>0</text:p>
          </table:table-cell>
          <table:table-cell table:formula="of:=[.F100]&gt;[.D1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632" calcext:value-type="float">
            <text:p>0.997632</text:p>
          </table:table-cell>
          <table:table-cell office:value-type="float" office:value="-5" calcext:value-type="float">
            <text:p>-5</text:p>
          </table:table-cell>
          <table:table-cell office:value-type="float" office:value="0.988945" calcext:value-type="float">
            <text:p>0.988945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299" calcext:value-type="float">
            <text:p>0.998299</text:p>
          </table:table-cell>
          <table:table-cell office:value-type="float" office:value="-5" calcext:value-type="float">
            <text:p>-5</text:p>
          </table:table-cell>
          <table:table-cell office:value-type="float" office:value="0.99012" calcext:value-type="float">
            <text:p>0.99012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24" calcext:value-type="float">
            <text:p>0.99824</text:p>
          </table:table-cell>
          <table:table-cell office:value-type="float" office:value="5" calcext:value-type="float">
            <text:p>5</text:p>
          </table:table-cell>
          <table:table-cell office:value-type="float" office:value="0.991786" calcext:value-type="float">
            <text:p>0.991786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5" calcext:value-type="float">
            <text:p>5</text:p>
          </table:table-cell>
          <table:table-cell office:value-type="float" office:value="0.988783" calcext:value-type="float">
            <text:p>0.98878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3989" calcext:value-type="float">
            <text:p>0.993989</text:p>
          </table:table-cell>
          <table:table-cell office:value-type="float" office:value="5" calcext:value-type="float">
            <text:p>5</text:p>
          </table:table-cell>
          <table:table-cell office:value-type="float" office:value="0.98936" calcext:value-type="float">
            <text:p>0.98936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60186" calcext:value-type="float">
            <text:p>0.960186</text:p>
          </table:table-cell>
          <table:table-cell office:value-type="float" office:value="5" calcext:value-type="float">
            <text:p>5</text:p>
          </table:table-cell>
          <table:table-cell office:value-type="float" office:value="0.985644" calcext:value-type="float">
            <text:p>0.985644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5732" calcext:value-type="float">
            <text:p>0.85732</text:p>
          </table:table-cell>
          <table:table-cell office:value-type="float" office:value="5" calcext:value-type="float">
            <text:p>5</text:p>
          </table:table-cell>
          <table:table-cell office:value-type="float" office:value="0.986098" calcext:value-type="float">
            <text:p>0.986098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0.4" calcext:value-type="float">
            <text:p>0.4</text:p>
          </table:table-cell>
          <table:table-cell table:formula="of:=IF(ABS([.G107]-[.H107])&lt;0.1;0;IF([.G107]&lt;[.H107];IF([.D107]&gt;[.F107];0;1);IF([.F107]&gt;[.D107];0;1)))" office:value-type="float" office:value="0" calcext:value-type="float">
            <text:p>0</text:p>
          </table:table-cell>
          <table:table-cell table:formula="of:=[.F107]&gt;[.D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6106" calcext:value-type="float">
            <text:p>0.856106</text:p>
          </table:table-cell>
          <table:table-cell office:value-type="float" office:value="4" calcext:value-type="float">
            <text:p>4</text:p>
          </table:table-cell>
          <table:table-cell office:value-type="float" office:value="0.986758" calcext:value-type="float">
            <text:p>0.986758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8402" calcext:value-type="float">
            <text:p>0.888402</text:p>
          </table:table-cell>
          <table:table-cell office:value-type="float" office:value="4" calcext:value-type="float">
            <text:p>4</text:p>
          </table:table-cell>
          <table:table-cell office:value-type="float" office:value="0.986563" calcext:value-type="float">
            <text:p>0.986563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0.4" calcext:value-type="float">
            <text:p>0.4</text:p>
          </table:table-cell>
          <table:table-cell table:formula="of:=IF(ABS([.G109]-[.H109])&lt;0.1;0;IF([.G109]&lt;[.H109];IF([.D109]&gt;[.F109];0;1);IF([.F109]&gt;[.D109];0;1)))" office:value-type="float" office:value="0" calcext:value-type="float">
            <text:p>0</text:p>
          </table:table-cell>
          <table:table-cell table:formula="of:=[.F109]&gt;[.D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6591" calcext:value-type="float">
            <text:p>0.946591</text:p>
          </table:table-cell>
          <table:table-cell office:value-type="float" office:value="4" calcext:value-type="float">
            <text:p>4</text:p>
          </table:table-cell>
          <table:table-cell office:value-type="float" office:value="0.987576" calcext:value-type="float">
            <text:p>0.987576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348" calcext:value-type="float">
            <text:p>0.991348</text:p>
          </table:table-cell>
          <table:table-cell office:value-type="float" office:value="4" calcext:value-type="float">
            <text:p>4</text:p>
          </table:table-cell>
          <table:table-cell office:value-type="float" office:value="0.991359" calcext:value-type="float">
            <text:p>0.991359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4" calcext:value-type="float">
            <text:p>4</text:p>
          </table:table-cell>
          <table:table-cell office:value-type="float" office:value="0.991716" calcext:value-type="float">
            <text:p>0.991716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55" calcext:value-type="float">
            <text:p>0.998155</text:p>
          </table:table-cell>
          <table:table-cell office:value-type="float" office:value="4" calcext:value-type="float">
            <text:p>4</text:p>
          </table:table-cell>
          <table:table-cell office:value-type="float" office:value="0.991949" calcext:value-type="float">
            <text:p>0.991949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619" calcext:value-type="float">
            <text:p>0.997619</text:p>
          </table:table-cell>
          <table:table-cell office:value-type="float" office:value="4" calcext:value-type="float">
            <text:p>4</text:p>
          </table:table-cell>
          <table:table-cell office:value-type="float" office:value="0.990016" calcext:value-type="float">
            <text:p>0.990016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6748" calcext:value-type="float">
            <text:p>0.996748</text:p>
          </table:table-cell>
          <table:table-cell office:value-type="float" office:value="4" calcext:value-type="float">
            <text:p>4</text:p>
          </table:table-cell>
          <table:table-cell office:value-type="float" office:value="0.989868" calcext:value-type="float">
            <text:p>0.989868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66949" calcext:value-type="float">
            <text:p>0.966949</text:p>
          </table:table-cell>
          <table:table-cell office:value-type="float" office:value="4" calcext:value-type="float">
            <text:p>4</text:p>
          </table:table-cell>
          <table:table-cell office:value-type="float" office:value="0.990636" calcext:value-type="float">
            <text:p>0.990636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2672" calcext:value-type="float">
            <text:p>0.882672</text:p>
          </table:table-cell>
          <table:table-cell office:value-type="float" office:value="4" calcext:value-type="float">
            <text:p>4</text:p>
          </table:table-cell>
          <table:table-cell office:value-type="float" office:value="0.989149" calcext:value-type="float">
            <text:p>0.989149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4986" calcext:value-type="float">
            <text:p>0.894986</text:p>
          </table:table-cell>
          <table:table-cell office:value-type="float" office:value="3" calcext:value-type="float">
            <text:p>3</text:p>
          </table:table-cell>
          <table:table-cell office:value-type="float" office:value="0.987629" calcext:value-type="float">
            <text:p>0.987629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3" calcext:value-type="float">
            <text:p>3</text:p>
          </table:table-cell>
          <table:table-cell office:value-type="float" office:value="0.990673" calcext:value-type="float">
            <text:p>0.9906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2095" calcext:value-type="float">
            <text:p>0.972095</text:p>
          </table:table-cell>
          <table:table-cell office:value-type="float" office:value="3" calcext:value-type="float">
            <text:p>3</text:p>
          </table:table-cell>
          <table:table-cell office:value-type="float" office:value="0.989981" calcext:value-type="float">
            <text:p>0.989981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3" calcext:value-type="float">
            <text:p>3</text:p>
          </table:table-cell>
          <table:table-cell office:value-type="float" office:value="0.990254" calcext:value-type="float">
            <text:p>0.990254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151" calcext:value-type="float">
            <text:p>0.996151</text:p>
          </table:table-cell>
          <table:table-cell office:value-type="float" office:value="3" calcext:value-type="float">
            <text:p>3</text:p>
          </table:table-cell>
          <table:table-cell office:value-type="float" office:value="0.992484" calcext:value-type="float">
            <text:p>0.992484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077" calcext:value-type="float">
            <text:p>0.998077</text:p>
          </table:table-cell>
          <table:table-cell office:value-type="float" office:value="3" calcext:value-type="float">
            <text:p>3</text:p>
          </table:table-cell>
          <table:table-cell office:value-type="float" office:value="0.993857" calcext:value-type="float">
            <text:p>0.993857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3" calcext:value-type="float">
            <text:p>3</text:p>
          </table:table-cell>
          <table:table-cell office:value-type="float" office:value="0.99179" calcext:value-type="float">
            <text:p>0.99179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3622" calcext:value-type="float">
            <text:p>0.993622</text:p>
          </table:table-cell>
          <table:table-cell office:value-type="float" office:value="3" calcext:value-type="float">
            <text:p>3</text:p>
          </table:table-cell>
          <table:table-cell office:value-type="float" office:value="0.990937" calcext:value-type="float">
            <text:p>0.990937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8355" calcext:value-type="float">
            <text:p>0.968355</text:p>
          </table:table-cell>
          <table:table-cell office:value-type="float" office:value="3" calcext:value-type="float">
            <text:p>3</text:p>
          </table:table-cell>
          <table:table-cell office:value-type="float" office:value="0.99136" calcext:value-type="float">
            <text:p>0.99136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4451" calcext:value-type="float">
            <text:p>0.914451</text:p>
          </table:table-cell>
          <table:table-cell office:value-type="float" office:value="3" calcext:value-type="float">
            <text:p>3</text:p>
          </table:table-cell>
          <table:table-cell office:value-type="float" office:value="0.988824" calcext:value-type="float">
            <text:p>0.988824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0212" calcext:value-type="float">
            <text:p>0.920212</text:p>
          </table:table-cell>
          <table:table-cell office:value-type="float" office:value="3" calcext:value-type="float">
            <text:p>3</text:p>
          </table:table-cell>
          <table:table-cell office:value-type="float" office:value="0.989387" calcext:value-type="float">
            <text:p>0.989387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6821" calcext:value-type="float">
            <text:p>0.936821</text:p>
          </table:table-cell>
          <table:table-cell office:value-type="float" office:value="2" calcext:value-type="float">
            <text:p>2</text:p>
          </table:table-cell>
          <table:table-cell office:value-type="float" office:value="0.989883" calcext:value-type="float">
            <text:p>0.989883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2456" calcext:value-type="float">
            <text:p>0.962456</text:p>
          </table:table-cell>
          <table:table-cell office:value-type="float" office:value="2" calcext:value-type="float">
            <text:p>2</text:p>
          </table:table-cell>
          <table:table-cell office:value-type="float" office:value="0.990708" calcext:value-type="float">
            <text:p>0.990708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2" calcext:value-type="float">
            <text:p>2</text:p>
          </table:table-cell>
          <table:table-cell office:value-type="float" office:value="0.992821" calcext:value-type="float">
            <text:p>0.992821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2" calcext:value-type="float">
            <text:p>2</text:p>
          </table:table-cell>
          <table:table-cell office:value-type="float" office:value="0.99266" calcext:value-type="float">
            <text:p>0.99266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2" calcext:value-type="float">
            <text:p>2</text:p>
          </table:table-cell>
          <table:table-cell office:value-type="float" office:value="0.994351" calcext:value-type="float">
            <text:p>0.99435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248" calcext:value-type="float">
            <text:p>0.997248</text:p>
          </table:table-cell>
          <table:table-cell office:value-type="float" office:value="2" calcext:value-type="float">
            <text:p>2</text:p>
          </table:table-cell>
          <table:table-cell office:value-type="float" office:value="0.99189" calcext:value-type="float">
            <text:p>0.99189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144" calcext:value-type="float">
            <text:p>0.993144</text:p>
          </table:table-cell>
          <table:table-cell office:value-type="float" office:value="2" calcext:value-type="float">
            <text:p>2</text:p>
          </table:table-cell>
          <table:table-cell office:value-type="float" office:value="0.993718" calcext:value-type="float">
            <text:p>0.993718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6927" calcext:value-type="float">
            <text:p>0.976927</text:p>
          </table:table-cell>
          <table:table-cell office:value-type="float" office:value="2" calcext:value-type="float">
            <text:p>2</text:p>
          </table:table-cell>
          <table:table-cell office:value-type="float" office:value="0.992882" calcext:value-type="float">
            <text:p>0.992882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8797" calcext:value-type="float">
            <text:p>0.928797</text:p>
          </table:table-cell>
          <table:table-cell office:value-type="float" office:value="2" calcext:value-type="float">
            <text:p>2</text:p>
          </table:table-cell>
          <table:table-cell office:value-type="float" office:value="0.990532" calcext:value-type="float">
            <text:p>0.990532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3333" calcext:value-type="float">
            <text:p>0.913333</text:p>
          </table:table-cell>
          <table:table-cell office:value-type="float" office:value="1" calcext:value-type="float">
            <text:p>1</text:p>
          </table:table-cell>
          <table:table-cell office:value-type="float" office:value="0.991706" calcext:value-type="float">
            <text:p>0.991706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4528" calcext:value-type="float">
            <text:p>0.944528</text:p>
          </table:table-cell>
          <table:table-cell office:value-type="float" office:value="1" calcext:value-type="float">
            <text:p>1</text:p>
          </table:table-cell>
          <table:table-cell office:value-type="float" office:value="0.991079" calcext:value-type="float">
            <text:p>0.991079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0068" calcext:value-type="float">
            <text:p>0.970068</text:p>
          </table:table-cell>
          <table:table-cell office:value-type="float" office:value="1" calcext:value-type="float">
            <text:p>1</text:p>
          </table:table-cell>
          <table:table-cell office:value-type="float" office:value="0.990803" calcext:value-type="float">
            <text:p>0.990803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253" calcext:value-type="float">
            <text:p>0.992253</text:p>
          </table:table-cell>
          <table:table-cell office:value-type="float" office:value="1" calcext:value-type="float">
            <text:p>1</text:p>
          </table:table-cell>
          <table:table-cell office:value-type="float" office:value="0.993056" calcext:value-type="float">
            <text:p>0.993056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073" calcext:value-type="float">
            <text:p>0.997073</text:p>
          </table:table-cell>
          <table:table-cell office:value-type="float" office:value="1" calcext:value-type="float">
            <text:p>1</text:p>
          </table:table-cell>
          <table:table-cell office:value-type="float" office:value="0.994101" calcext:value-type="float">
            <text:p>0.994101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82" calcext:value-type="float">
            <text:p>0.99782</text:p>
          </table:table-cell>
          <table:table-cell office:value-type="float" office:value="1" calcext:value-type="float">
            <text:p>1</text:p>
          </table:table-cell>
          <table:table-cell office:value-type="float" office:value="0.993558" calcext:value-type="float">
            <text:p>0.993558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7125" calcext:value-type="float">
            <text:p>0.997125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69393" calcext:value-type="float">
            <text:p>0.969393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1.7" calcext:value-type="float">
            <text:p>1.7</text:p>
          </table:table-cell>
          <table:table-cell table:formula="of:=IF(ABS([.G146]-[.H146])&lt;0.1;0;IF([.G146]&lt;[.H146];IF([.D146]&gt;[.F146];0;1);IF([.F146]&gt;[.D146];0;1)))" office:value-type="float" office:value="0" calcext:value-type="float">
            <text:p>0</text:p>
          </table:table-cell>
          <table:table-cell table:formula="of:=[.F146]&gt;[.D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52368" calcext:value-type="float">
            <text:p>0.952368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0" calcext:value-type="float">
            <text:p>0</text:p>
          </table:table-cell>
          <table:table-cell table:formula="of:=[.F148]&gt;[.D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791" calcext:value-type="float">
            <text:p>0.977791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098" calcext:value-type="float">
            <text:p>0.998098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791" calcext:value-type="float">
            <text:p>0.977791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52368" calcext:value-type="float">
            <text:p>0.952368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69393" calcext:value-type="float">
            <text:p>0.969393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3" calcext:value-type="float">
            <text:p>0.3</text:p>
          </table:table-cell>
          <table:table-cell table:formula="of:=IF(ABS([.G160]-[.H160])&lt;0.1;0;IF([.G160]&lt;[.H160];IF([.D160]&gt;[.F160];0;1);IF([.F160]&gt;[.D160];0;1)))" office:value-type="float" office:value="0" calcext:value-type="float">
            <text:p>0</text:p>
          </table:table-cell>
          <table:table-cell table:formula="of:=[.F160]&gt;[.D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7125" calcext:value-type="float">
            <text:p>0.997125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7973" calcext:value-type="float">
            <text:p>0.997973</text:p>
          </table:table-cell>
          <table:table-cell office:value-type="float" office:value="-1" calcext:value-type="float">
            <text:p>-1</text:p>
          </table:table-cell>
          <table:table-cell office:value-type="float" office:value="0.993792" calcext:value-type="float">
            <text:p>0.993792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412" calcext:value-type="float">
            <text:p>0.996412</text:p>
          </table:table-cell>
          <table:table-cell office:value-type="float" office:value="-1" calcext:value-type="float">
            <text:p>-1</text:p>
          </table:table-cell>
          <table:table-cell office:value-type="float" office:value="0.993054" calcext:value-type="float">
            <text:p>0.993054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-1" calcext:value-type="float">
            <text:p>-1</text:p>
          </table:table-cell>
          <table:table-cell office:value-type="float" office:value="0.992343" calcext:value-type="float">
            <text:p>0.992343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6072" calcext:value-type="float">
            <text:p>0.976072</text:p>
          </table:table-cell>
          <table:table-cell office:value-type="float" office:value="-1" calcext:value-type="float">
            <text:p>-1</text:p>
          </table:table-cell>
          <table:table-cell office:value-type="float" office:value="0.992867" calcext:value-type="float">
            <text:p>0.992867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53899" calcext:value-type="float">
            <text:p>0.953899</text:p>
          </table:table-cell>
          <table:table-cell office:value-type="float" office:value="-1" calcext:value-type="float">
            <text:p>-1</text:p>
          </table:table-cell>
          <table:table-cell office:value-type="float" office:value="0.991027" calcext:value-type="float">
            <text:p>0.99102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34622" calcext:value-type="float">
            <text:p>0.934622</text:p>
          </table:table-cell>
          <table:table-cell office:value-type="float" office:value="-1" calcext:value-type="float">
            <text:p>-1</text:p>
          </table:table-cell>
          <table:table-cell office:value-type="float" office:value="0.993546" calcext:value-type="float">
            <text:p>0.993546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1" calcext:value-type="float">
            <text:p>0.9441</text:p>
          </table:table-cell>
          <table:table-cell office:value-type="float" office:value="-1" calcext:value-type="float">
            <text:p>-1</text:p>
          </table:table-cell>
          <table:table-cell office:value-type="float" office:value="0.991197" calcext:value-type="float">
            <text:p>0.991197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6" calcext:value-type="float">
            <text:p>0.6</text:p>
          </table:table-cell>
          <table:table-cell table:formula="of:=IF(ABS([.G169]-[.H169])&lt;0.1;0;IF([.G169]&lt;[.H169];IF([.D169]&gt;[.F169];0;1);IF([.F169]&gt;[.D169];0;1)))" office:value-type="float" office:value="1" calcext:value-type="float">
            <text:p>1</text:p>
          </table:table-cell>
          <table:table-cell table:formula="of:=[.F169]&gt;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-1" calcext:value-type="float">
            <text:p>-1</text:p>
          </table:table-cell>
          <table:table-cell office:value-type="float" office:value="0.991882" calcext:value-type="float">
            <text:p>0.991882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7" calcext:value-type="float">
            <text:p>0.7</text:p>
          </table:table-cell>
          <table:table-cell table:formula="of:=IF(ABS([.G170]-[.H170])&lt;0.1;0;IF([.G170]&lt;[.H170];IF([.D170]&gt;[.F170];0;1);IF([.F170]&gt;[.D170];0;1)))" office:value-type="float" office:value="1" calcext:value-type="float">
            <text:p>1</text:p>
          </table:table-cell>
          <table:table-cell table:formula="of:=[.F170]&gt;[.D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4976" calcext:value-type="float">
            <text:p>0.994976</text:p>
          </table:table-cell>
          <table:table-cell office:value-type="float" office:value="-2" calcext:value-type="float">
            <text:p>-2</text:p>
          </table:table-cell>
          <table:table-cell office:value-type="float" office:value="0.990872" calcext:value-type="float">
            <text:p>0.990872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792" calcext:value-type="float">
            <text:p>0.996792</text:p>
          </table:table-cell>
          <table:table-cell office:value-type="float" office:value="-2" calcext:value-type="float">
            <text:p>-2</text:p>
          </table:table-cell>
          <table:table-cell office:value-type="float" office:value="0.993205" calcext:value-type="float">
            <text:p>0.993205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572" calcext:value-type="float">
            <text:p>0.997572</text:p>
          </table:table-cell>
          <table:table-cell office:value-type="float" office:value="-2" calcext:value-type="float">
            <text:p>-2</text:p>
          </table:table-cell>
          <table:table-cell office:value-type="float" office:value="0.99134" calcext:value-type="float">
            <text:p>0.99134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-2" calcext:value-type="float">
            <text:p>-2</text:p>
          </table:table-cell>
          <table:table-cell office:value-type="float" office:value="0.993215" calcext:value-type="float">
            <text:p>0.993215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937" calcext:value-type="float">
            <text:p>0.995937</text:p>
          </table:table-cell>
          <table:table-cell office:value-type="float" office:value="-2" calcext:value-type="float">
            <text:p>-2</text:p>
          </table:table-cell>
          <table:table-cell office:value-type="float" office:value="0.992057" calcext:value-type="float">
            <text:p>0.992057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959" calcext:value-type="float">
            <text:p>0.97959</text:p>
          </table:table-cell>
          <table:table-cell office:value-type="float" office:value="-2" calcext:value-type="float">
            <text:p>-2</text:p>
          </table:table-cell>
          <table:table-cell office:value-type="float" office:value="0.991194" calcext:value-type="float">
            <text:p>0.991194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948" calcext:value-type="float">
            <text:p>0.94948</text:p>
          </table:table-cell>
          <table:table-cell office:value-type="float" office:value="-2" calcext:value-type="float">
            <text:p>-2</text:p>
          </table:table-cell>
          <table:table-cell office:value-type="float" office:value="0.988771" calcext:value-type="float">
            <text:p>0.988771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2608" calcext:value-type="float">
            <text:p>0.882608</text:p>
          </table:table-cell>
          <table:table-cell office:value-type="float" office:value="-2" calcext:value-type="float">
            <text:p>-2</text:p>
          </table:table-cell>
          <table:table-cell office:value-type="float" office:value="0.987807" calcext:value-type="float">
            <text:p>0.987807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322" calcext:value-type="float">
            <text:p>0.919322</text:p>
          </table:table-cell>
          <table:table-cell office:value-type="float" office:value="-3" calcext:value-type="float">
            <text:p>-3</text:p>
          </table:table-cell>
          <table:table-cell office:value-type="float" office:value="0.986904" calcext:value-type="float">
            <text:p>0.986904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0.4" calcext:value-type="float">
            <text:p>0.4</text:p>
          </table:table-cell>
          <table:table-cell table:formula="of:=IF(ABS([.G179]-[.H179])&lt;0.1;0;IF([.G179]&lt;[.H179];IF([.D179]&gt;[.F179];0;1);IF([.F179]&gt;[.D179];0;1)))" office:value-type="float" office:value="0" calcext:value-type="float">
            <text:p>0</text:p>
          </table:table-cell>
          <table:table-cell table:formula="of:=[.F179]&gt;[.D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7016" calcext:value-type="float">
            <text:p>0.977016</text:p>
          </table:table-cell>
          <table:table-cell office:value-type="float" office:value="-3" calcext:value-type="float">
            <text:p>-3</text:p>
          </table:table-cell>
          <table:table-cell office:value-type="float" office:value="0.990035" calcext:value-type="float">
            <text:p>0.990035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851" calcext:value-type="float">
            <text:p>0.992851</text:p>
          </table:table-cell>
          <table:table-cell office:value-type="float" office:value="-3" calcext:value-type="float">
            <text:p>-3</text:p>
          </table:table-cell>
          <table:table-cell office:value-type="float" office:value="0.992256" calcext:value-type="float">
            <text:p>0.992256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57" calcext:value-type="float">
            <text:p>0.99757</text:p>
          </table:table-cell>
          <table:table-cell office:value-type="float" office:value="-3" calcext:value-type="float">
            <text:p>-3</text:p>
          </table:table-cell>
          <table:table-cell office:value-type="float" office:value="0.990281" calcext:value-type="float">
            <text:p>0.990281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-3" calcext:value-type="float">
            <text:p>-3</text:p>
          </table:table-cell>
          <table:table-cell office:value-type="float" office:value="0.991813" calcext:value-type="float">
            <text:p>0.99181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282" calcext:value-type="float">
            <text:p>0.997282</text:p>
          </table:table-cell>
          <table:table-cell office:value-type="float" office:value="-3" calcext:value-type="float">
            <text:p>-3</text:p>
          </table:table-cell>
          <table:table-cell office:value-type="float" office:value="0.990085" calcext:value-type="float">
            <text:p>0.990085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561" calcext:value-type="float">
            <text:p>0.995561</text:p>
          </table:table-cell>
          <table:table-cell office:value-type="float" office:value="-3" calcext:value-type="float">
            <text:p>-3</text:p>
          </table:table-cell>
          <table:table-cell office:value-type="float" office:value="0.991254" calcext:value-type="float">
            <text:p>0.991254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4884" calcext:value-type="float">
            <text:p>0.984884</text:p>
          </table:table-cell>
          <table:table-cell office:value-type="float" office:value="-3" calcext:value-type="float">
            <text:p>-3</text:p>
          </table:table-cell>
          <table:table-cell office:value-type="float" office:value="0.99055" calcext:value-type="float">
            <text:p>0.99055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4523" calcext:value-type="float">
            <text:p>0.934523</text:p>
          </table:table-cell>
          <table:table-cell office:value-type="float" office:value="-3" calcext:value-type="float">
            <text:p>-3</text:p>
          </table:table-cell>
          <table:table-cell office:value-type="float" office:value="0.987601" calcext:value-type="float">
            <text:p>0.987601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8742" calcext:value-type="float">
            <text:p>0.898742</text:p>
          </table:table-cell>
          <table:table-cell office:value-type="float" office:value="-3" calcext:value-type="float">
            <text:p>-3</text:p>
          </table:table-cell>
          <table:table-cell office:value-type="float" office:value="0.988082" calcext:value-type="float">
            <text:p>0.98808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7674" calcext:value-type="float">
            <text:p>0.917674</text:p>
          </table:table-cell>
          <table:table-cell office:value-type="float" office:value="-4" calcext:value-type="float">
            <text:p>-4</text:p>
          </table:table-cell>
          <table:table-cell office:value-type="float" office:value="0.986727" calcext:value-type="float">
            <text:p>0.986727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1666" calcext:value-type="float">
            <text:p>0.971666</text:p>
          </table:table-cell>
          <table:table-cell office:value-type="float" office:value="-4" calcext:value-type="float">
            <text:p>-4</text:p>
          </table:table-cell>
          <table:table-cell office:value-type="float" office:value="0.987656" calcext:value-type="float">
            <text:p>0.987656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-4" calcext:value-type="float">
            <text:p>-4</text:p>
          </table:table-cell>
          <table:table-cell office:value-type="float" office:value="0.990668" calcext:value-type="float">
            <text:p>0.990668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02" calcext:value-type="float">
            <text:p>0.997502</text:p>
          </table:table-cell>
          <table:table-cell office:value-type="float" office:value="-4" calcext:value-type="float">
            <text:p>-4</text:p>
          </table:table-cell>
          <table:table-cell office:value-type="float" office:value="0.989892" calcext:value-type="float">
            <text:p>0.989892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-4" calcext:value-type="float">
            <text:p>-4</text:p>
          </table:table-cell>
          <table:table-cell office:value-type="float" office:value="0.992358" calcext:value-type="float">
            <text:p>0.992358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-4" calcext:value-type="float">
            <text:p>-4</text:p>
          </table:table-cell>
          <table:table-cell office:value-type="float" office:value="0.991703" calcext:value-type="float">
            <text:p>0.991703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942" calcext:value-type="float">
            <text:p>0.995942</text:p>
          </table:table-cell>
          <table:table-cell office:value-type="float" office:value="-4" calcext:value-type="float">
            <text:p>-4</text:p>
          </table:table-cell>
          <table:table-cell office:value-type="float" office:value="0.99073" calcext:value-type="float">
            <text:p>0.99073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9743" calcext:value-type="float">
            <text:p>0.979743</text:p>
          </table:table-cell>
          <table:table-cell office:value-type="float" office:value="-4" calcext:value-type="float">
            <text:p>-4</text:p>
          </table:table-cell>
          <table:table-cell office:value-type="float" office:value="0.9889" calcext:value-type="float">
            <text:p>0.9889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9389" calcext:value-type="float">
            <text:p>0.929389</text:p>
          </table:table-cell>
          <table:table-cell office:value-type="float" office:value="-4" calcext:value-type="float">
            <text:p>-4</text:p>
          </table:table-cell>
          <table:table-cell office:value-type="float" office:value="0.987031" calcext:value-type="float">
            <text:p>0.987031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09299" calcext:value-type="float">
            <text:p>0.809299</text:p>
          </table:table-cell>
          <table:table-cell office:value-type="float" office:value="-4" calcext:value-type="float">
            <text:p>-4</text:p>
          </table:table-cell>
          <table:table-cell office:value-type="float" office:value="0.984763" calcext:value-type="float">
            <text:p>0.98476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0.5" calcext:value-type="float">
            <text:p>0.5</text:p>
          </table:table-cell>
          <table:table-cell table:formula="of:=IF(ABS([.G198]-[.H198])&lt;0.1;0;IF([.G198]&lt;[.H198];IF([.D198]&gt;[.F198];0;1);IF([.F198]&gt;[.D198];0;1)))" office:value-type="float" office:value="0" calcext:value-type="float">
            <text:p>0</text:p>
          </table:table-cell>
          <table:table-cell table:formula="of:=[.F198]&gt;[.D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1371" calcext:value-type="float">
            <text:p>0.871371</text:p>
          </table:table-cell>
          <table:table-cell office:value-type="float" office:value="-5" calcext:value-type="float">
            <text:p>-5</text:p>
          </table:table-cell>
          <table:table-cell office:value-type="float" office:value="0.984937" calcext:value-type="float">
            <text:p>0.984937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77189" calcext:value-type="float">
            <text:p>0.977189</text:p>
          </table:table-cell>
          <table:table-cell office:value-type="float" office:value="-5" calcext:value-type="float">
            <text:p>-5</text:p>
          </table:table-cell>
          <table:table-cell office:value-type="float" office:value="0.989858" calcext:value-type="float">
            <text:p>0.98985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0963" calcext:value-type="float">
            <text:p>0.990963</text:p>
          </table:table-cell>
          <table:table-cell office:value-type="float" office:value="-5" calcext:value-type="float">
            <text:p>-5</text:p>
          </table:table-cell>
          <table:table-cell office:value-type="float" office:value="0.989582" calcext:value-type="float">
            <text:p>0.989582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48" calcext:value-type="float">
            <text:p>0.997548</text:p>
          </table:table-cell>
          <table:table-cell office:value-type="float" office:value="-5" calcext:value-type="float">
            <text:p>-5</text:p>
          </table:table-cell>
          <table:table-cell office:value-type="float" office:value="0.991338" calcext:value-type="float">
            <text:p>0.991338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873" calcext:value-type="float">
            <text:p>0.996873</text:p>
          </table:table-cell>
          <table:table-cell office:value-type="float" office:value="-5" calcext:value-type="float">
            <text:p>-5</text:p>
          </table:table-cell>
          <table:table-cell office:value-type="float" office:value="0.990618" calcext:value-type="float">
            <text:p>0.990618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3142" calcext:value-type="float">
            <text:p>0.993142</text:p>
          </table:table-cell>
          <table:table-cell office:value-type="float" office:value="5" calcext:value-type="float">
            <text:p>5</text:p>
          </table:table-cell>
          <table:table-cell office:value-type="float" office:value="0.989504" calcext:value-type="float">
            <text:p>0.989504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483" calcext:value-type="float">
            <text:p>0.997483</text:p>
          </table:table-cell>
          <table:table-cell office:value-type="float" office:value="5" calcext:value-type="float">
            <text:p>5</text:p>
          </table:table-cell>
          <table:table-cell office:value-type="float" office:value="0.988559" calcext:value-type="float">
            <text:p>0.988559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4491" calcext:value-type="float">
            <text:p>0.974491</text:p>
          </table:table-cell>
          <table:table-cell office:value-type="float" office:value="5" calcext:value-type="float">
            <text:p>5</text:p>
          </table:table-cell>
          <table:table-cell office:value-type="float" office:value="0.989322" calcext:value-type="float">
            <text:p>0.989322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05987" calcext:value-type="float">
            <text:p>0.905987</text:p>
          </table:table-cell>
          <table:table-cell office:value-type="float" office:value="5" calcext:value-type="float">
            <text:p>5</text:p>
          </table:table-cell>
          <table:table-cell office:value-type="float" office:value="0.988705" calcext:value-type="float">
            <text:p>0.988705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6029" calcext:value-type="float">
            <text:p>0.826029</text:p>
          </table:table-cell>
          <table:table-cell office:value-type="float" office:value="5" calcext:value-type="float">
            <text:p>5</text:p>
          </table:table-cell>
          <table:table-cell office:value-type="float" office:value="0.985808" calcext:value-type="float">
            <text:p>0.985808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2987" calcext:value-type="float">
            <text:p>0.832987</text:p>
          </table:table-cell>
          <table:table-cell office:value-type="float" office:value="5" calcext:value-type="float">
            <text:p>5</text:p>
          </table:table-cell>
          <table:table-cell office:value-type="float" office:value="0.986821" calcext:value-type="float">
            <text:p>0.986821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2301" calcext:value-type="float">
            <text:p>0.882301</text:p>
          </table:table-cell>
          <table:table-cell office:value-type="float" office:value="5" calcext:value-type="float">
            <text:p>5</text:p>
          </table:table-cell>
          <table:table-cell office:value-type="float" office:value="0.985401" calcext:value-type="float">
            <text:p>0.985401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6" calcext:value-type="float">
            <text:p>0.6</text:p>
          </table:table-cell>
          <table:table-cell table:formula="of:=IF(ABS([.G210]-[.H210])&lt;0.1;0;IF([.G210]&lt;[.H210];IF([.D210]&gt;[.F210];0;1);IF([.F210]&gt;[.D210];0;1)))" office:value-type="float" office:value="1" calcext:value-type="float">
            <text:p>1</text:p>
          </table:table-cell>
          <table:table-cell table:formula="of:=[.F210]&gt;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2543" calcext:value-type="float">
            <text:p>0.952543</text:p>
          </table:table-cell>
          <table:table-cell office:value-type="float" office:value="4" calcext:value-type="float">
            <text:p>4</text:p>
          </table:table-cell>
          <table:table-cell office:value-type="float" office:value="0.988211" calcext:value-type="float">
            <text:p>0.988211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224" calcext:value-type="float">
            <text:p>0.990224</text:p>
          </table:table-cell>
          <table:table-cell office:value-type="float" office:value="4" calcext:value-type="float">
            <text:p>4</text:p>
          </table:table-cell>
          <table:table-cell office:value-type="float" office:value="0.988661" calcext:value-type="float">
            <text:p>0.988661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2502" calcext:value-type="float">
            <text:p>0.992502</text:p>
          </table:table-cell>
          <table:table-cell office:value-type="float" office:value="4" calcext:value-type="float">
            <text:p>4</text:p>
          </table:table-cell>
          <table:table-cell office:value-type="float" office:value="0.989777" calcext:value-type="float">
            <text:p>0.989777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4" calcext:value-type="float">
            <text:p>4</text:p>
          </table:table-cell>
          <table:table-cell office:value-type="float" office:value="0.992376" calcext:value-type="float">
            <text:p>0.992376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176" calcext:value-type="float">
            <text:p>0.997176</text:p>
          </table:table-cell>
          <table:table-cell office:value-type="float" office:value="4" calcext:value-type="float">
            <text:p>4</text:p>
          </table:table-cell>
          <table:table-cell office:value-type="float" office:value="0.991815" calcext:value-type="float">
            <text:p>0.991815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401" calcext:value-type="float">
            <text:p>0.98401</text:p>
          </table:table-cell>
          <table:table-cell office:value-type="float" office:value="4" calcext:value-type="float">
            <text:p>4</text:p>
          </table:table-cell>
          <table:table-cell office:value-type="float" office:value="0.988719" calcext:value-type="float">
            <text:p>0.988719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7866" calcext:value-type="float">
            <text:p>0.927866</text:p>
          </table:table-cell>
          <table:table-cell office:value-type="float" office:value="4" calcext:value-type="float">
            <text:p>4</text:p>
          </table:table-cell>
          <table:table-cell office:value-type="float" office:value="0.984683" calcext:value-type="float">
            <text:p>0.984683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68532" calcext:value-type="float">
            <text:p>0.868532</text:p>
          </table:table-cell>
          <table:table-cell office:value-type="float" office:value="4" calcext:value-type="float">
            <text:p>4</text:p>
          </table:table-cell>
          <table:table-cell office:value-type="float" office:value="0.986128" calcext:value-type="float">
            <text:p>0.986128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7856" calcext:value-type="float">
            <text:p>0.887856</text:p>
          </table:table-cell>
          <table:table-cell office:value-type="float" office:value="3" calcext:value-type="float">
            <text:p>3</text:p>
          </table:table-cell>
          <table:table-cell office:value-type="float" office:value="0.987687" calcext:value-type="float">
            <text:p>0.987687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6701" calcext:value-type="float">
            <text:p>0.896701</text:p>
          </table:table-cell>
          <table:table-cell office:value-type="float" office:value="-4" calcext:value-type="float">
            <text:p>-4</text:p>
          </table:table-cell>
          <table:table-cell office:value-type="float" office:value="0.986572" calcext:value-type="float">
            <text:p>0.986572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7.4" calcext:value-type="float">
            <text:p>7.4</text:p>
          </table:table-cell>
          <table:table-cell table:formula="of:=IF(ABS([.G220]-[.H220])&lt;0.1;0;IF([.G220]&lt;[.H220];IF([.D220]&gt;[.F220];0;1);IF([.F220]&gt;[.D220];0;1)))" office:value-type="float" office:value="1" calcext:value-type="float">
            <text:p>1</text:p>
          </table:table-cell>
          <table:table-cell table:formula="of:=[.F220]&gt;[.D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58947" calcext:value-type="float">
            <text:p>0.958947</text:p>
          </table:table-cell>
          <table:table-cell office:value-type="float" office:value="3" calcext:value-type="float">
            <text:p>3</text:p>
          </table:table-cell>
          <table:table-cell office:value-type="float" office:value="0.990954" calcext:value-type="float">
            <text:p>0.990954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055" calcext:value-type="float">
            <text:p>0.994055</text:p>
          </table:table-cell>
          <table:table-cell office:value-type="float" office:value="3" calcext:value-type="float">
            <text:p>3</text:p>
          </table:table-cell>
          <table:table-cell office:value-type="float" office:value="0.990783" calcext:value-type="float">
            <text:p>0.990783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3224" calcext:value-type="float">
            <text:p>0.993224</text:p>
          </table:table-cell>
          <table:table-cell office:value-type="float" office:value="3" calcext:value-type="float">
            <text:p>3</text:p>
          </table:table-cell>
          <table:table-cell office:value-type="float" office:value="0.99237" calcext:value-type="float">
            <text:p>0.99237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3" calcext:value-type="float">
            <text:p>3</text:p>
          </table:table-cell>
          <table:table-cell office:value-type="float" office:value="0.991607" calcext:value-type="float">
            <text:p>0.991607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036" calcext:value-type="float">
            <text:p>0.994036</text:p>
          </table:table-cell>
          <table:table-cell office:value-type="float" office:value="3" calcext:value-type="float">
            <text:p>3</text:p>
          </table:table-cell>
          <table:table-cell office:value-type="float" office:value="0.992388" calcext:value-type="float">
            <text:p>0.992388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131" calcext:value-type="float">
            <text:p>0.988131</text:p>
          </table:table-cell>
          <table:table-cell office:value-type="float" office:value="3" calcext:value-type="float">
            <text:p>3</text:p>
          </table:table-cell>
          <table:table-cell office:value-type="float" office:value="0.990891" calcext:value-type="float">
            <text:p>0.990891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50591" calcext:value-type="float">
            <text:p>0.950591</text:p>
          </table:table-cell>
          <table:table-cell office:value-type="float" office:value="3" calcext:value-type="float">
            <text:p>3</text:p>
          </table:table-cell>
          <table:table-cell office:value-type="float" office:value="0.989365" calcext:value-type="float">
            <text:p>0.989365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00284" calcext:value-type="float">
            <text:p>0.900284</text:p>
          </table:table-cell>
          <table:table-cell office:value-type="float" office:value="2" calcext:value-type="float">
            <text:p>2</text:p>
          </table:table-cell>
          <table:table-cell office:value-type="float" office:value="0.985301" calcext:value-type="float">
            <text:p>0.985301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6" calcext:value-type="float">
            <text:p>0.6</text:p>
          </table:table-cell>
          <table:table-cell table:formula="of:=IF(ABS([.G228]-[.H228])&lt;0.1;0;IF([.G228]&lt;[.H228];IF([.D228]&gt;[.F228];0;1);IF([.F228]&gt;[.D228];0;1)))" office:value-type="float" office:value="1" calcext:value-type="float">
            <text:p>1</text:p>
          </table:table-cell>
          <table:table-cell table:formula="of:=[.F228]&gt;[.D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022" calcext:value-type="float">
            <text:p>0.91022</text:p>
          </table:table-cell>
          <table:table-cell office:value-type="float" office:value="3" calcext:value-type="float">
            <text:p>3</text:p>
          </table:table-cell>
          <table:table-cell office:value-type="float" office:value="0.985993" calcext:value-type="float">
            <text:p>0.98599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766" calcext:value-type="float">
            <text:p>0.93766</text:p>
          </table:table-cell>
          <table:table-cell office:value-type="float" office:value="2" calcext:value-type="float">
            <text:p>2</text:p>
          </table:table-cell>
          <table:table-cell office:value-type="float" office:value="0.98946" calcext:value-type="float">
            <text:p>0.98946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9922" calcext:value-type="float">
            <text:p>0.969922</text:p>
          </table:table-cell>
          <table:table-cell office:value-type="float" office:value="2" calcext:value-type="float">
            <text:p>2</text:p>
          </table:table-cell>
          <table:table-cell office:value-type="float" office:value="0.990609" calcext:value-type="float">
            <text:p>0.990609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797" calcext:value-type="float">
            <text:p>0.98797</text:p>
          </table:table-cell>
          <table:table-cell office:value-type="float" office:value="2" calcext:value-type="float">
            <text:p>2</text:p>
          </table:table-cell>
          <table:table-cell office:value-type="float" office:value="0.992619" calcext:value-type="float">
            <text:p>0.992619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2" calcext:value-type="float">
            <text:p>2</text:p>
          </table:table-cell>
          <table:table-cell office:value-type="float" office:value="0.991499" calcext:value-type="float">
            <text:p>0.991499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371" calcext:value-type="float">
            <text:p>0.997371</text:p>
          </table:table-cell>
          <table:table-cell office:value-type="float" office:value="2" calcext:value-type="float">
            <text:p>2</text:p>
          </table:table-cell>
          <table:table-cell office:value-type="float" office:value="0.993434" calcext:value-type="float">
            <text:p>0.993434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878" calcext:value-type="float">
            <text:p>0.996878</text:p>
          </table:table-cell>
          <table:table-cell office:value-type="float" office:value="2" calcext:value-type="float">
            <text:p>2</text:p>
          </table:table-cell>
          <table:table-cell office:value-type="float" office:value="0.992167" calcext:value-type="float">
            <text:p>0.992167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122" calcext:value-type="float">
            <text:p>0.988122</text:p>
          </table:table-cell>
          <table:table-cell office:value-type="float" office:value="2" calcext:value-type="float">
            <text:p>2</text:p>
          </table:table-cell>
          <table:table-cell office:value-type="float" office:value="0.992613" calcext:value-type="float">
            <text:p>0.992613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9848" calcext:value-type="float">
            <text:p>0.959848</text:p>
          </table:table-cell>
          <table:table-cell office:value-type="float" office:value="2" calcext:value-type="float">
            <text:p>2</text:p>
          </table:table-cell>
          <table:table-cell office:value-type="float" office:value="0.989284" calcext:value-type="float">
            <text:p>0.989284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703" calcext:value-type="float">
            <text:p>0.923703</text:p>
          </table:table-cell>
          <table:table-cell office:value-type="float" office:value="2" calcext:value-type="float">
            <text:p>2</text:p>
          </table:table-cell>
          <table:table-cell office:value-type="float" office:value="0.988006" calcext:value-type="float">
            <text:p>0.988006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4" calcext:value-type="float">
            <text:p>0.4</text:p>
          </table:table-cell>
          <table:table-cell table:formula="of:=IF(ABS([.G238]-[.H238])&lt;0.1;0;IF([.G238]&lt;[.H238];IF([.D238]&gt;[.F238];0;1);IF([.F238]&gt;[.D238];0;1)))" office:value-type="float" office:value="0" calcext:value-type="float">
            <text:p>0</text:p>
          </table:table-cell>
          <table:table-cell table:formula="of:=[.F238]&gt;[.D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9038" calcext:value-type="float">
            <text:p>0.929038</text:p>
          </table:table-cell>
          <table:table-cell office:value-type="float" office:value="2" calcext:value-type="float">
            <text:p>2</text:p>
          </table:table-cell>
          <table:table-cell office:value-type="float" office:value="0.988499" calcext:value-type="float">
            <text:p>0.988499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8634" calcext:value-type="float">
            <text:p>0.938634</text:p>
          </table:table-cell>
          <table:table-cell office:value-type="float" office:value="2" calcext:value-type="float">
            <text:p>2</text:p>
          </table:table-cell>
          <table:table-cell office:value-type="float" office:value="0.98976" calcext:value-type="float">
            <text:p>0.98976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6" calcext:value-type="float">
            <text:p>0.6</text:p>
          </table:table-cell>
          <table:table-cell table:formula="of:=IF(ABS([.G240]-[.H240])&lt;0.1;0;IF([.G240]&lt;[.H240];IF([.D240]&gt;[.F240];0;1);IF([.F240]&gt;[.D240];0;1)))" office:value-type="float" office:value="1" calcext:value-type="float">
            <text:p>1</text:p>
          </table:table-cell>
          <table:table-cell table:formula="of:=[.F240]&gt;[.D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1" calcext:value-type="float">
            <text:p>1</text:p>
          </table:table-cell>
          <table:table-cell office:value-type="float" office:value="0.989761" calcext:value-type="float">
            <text:p>0.989761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1" calcext:value-type="float">
            <text:p>1</text:p>
          </table:table-cell>
          <table:table-cell office:value-type="float" office:value="0.994666" calcext:value-type="float">
            <text:p>0.994666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314" calcext:value-type="float">
            <text:p>0.995314</text:p>
          </table:table-cell>
          <table:table-cell office:value-type="float" office:value="1" calcext:value-type="float">
            <text:p>1</text:p>
          </table:table-cell>
          <table:table-cell office:value-type="float" office:value="0.993708" calcext:value-type="float">
            <text:p>0.993708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97" calcext:value-type="float">
            <text:p>0.997797</text:p>
          </table:table-cell>
          <table:table-cell office:value-type="float" office:value="1" calcext:value-type="float">
            <text:p>1</text:p>
          </table:table-cell>
          <table:table-cell office:value-type="float" office:value="0.992411" calcext:value-type="float">
            <text:p>0.992411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1.8" calcext:value-type="float">
            <text:p>1.8</text:p>
          </table:table-cell>
          <table:table-cell table:formula="of:=IF(ABS([.G246]-[.H246])&lt;0.1;0;IF([.G246]&lt;[.H246];IF([.D246]&gt;[.F246];0;1);IF([.F246]&gt;[.D246];0;1)))" office:value-type="float" office:value="0" calcext:value-type="float">
            <text:p>0</text:p>
          </table:table-cell>
          <table:table-cell table:formula="of:=[.F246]&gt;[.D2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80113" calcext:value-type="float">
            <text:p>0.980113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1.6" calcext:value-type="float">
            <text:p>1.6</text:p>
          </table:table-cell>
          <table:table-cell table:formula="of:=IF(ABS([.G248]-[.H248])&lt;0.1;0;IF([.G248]&lt;[.H248];IF([.D248]&gt;[.F248];0;1);IF([.F248]&gt;[.D248];0;1)))" office:value-type="float" office:value="0" calcext:value-type="float">
            <text:p>0</text:p>
          </table:table-cell>
          <table:table-cell table:formula="of:=[.F248]&gt;[.D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2842" calcext:value-type="float">
            <text:p>0.932842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1.5" calcext:value-type="float">
            <text:p>1.5</text:p>
          </table:table-cell>
          <table:table-cell table:formula="of:=IF(ABS([.G249]-[.H249])&lt;0.1;0;IF([.G249]&lt;[.H249];IF([.D249]&gt;[.F249];0;1);IF([.F249]&gt;[.D249];0;1)))" office:value-type="float" office:value="1" calcext:value-type="float">
            <text:p>1</text:p>
          </table:table-cell>
          <table:table-cell table:formula="of:=[.F249]&gt;[.D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6009" calcext:value-type="float">
            <text:p>0.936009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2089" calcext:value-type="float">
            <text:p>0.972089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121" calcext:value-type="float">
            <text:p>0.998121</text:p>
          </table:table-cell>
          <table:table-cell office:value-type="float" office:value="0" calcext:value-type="float">
            <text:p>0</text:p>
          </table:table-cell>
          <table:table-cell office:value-type="float" office:value="0.991525" calcext:value-type="float">
            <text:p>0.991525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2089" calcext:value-type="float">
            <text:p>0.972089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6009" calcext:value-type="float">
            <text:p>0.936009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2842" calcext:value-type="float">
            <text:p>0.932842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4" calcext:value-type="float">
            <text:p>0.4</text:p>
          </table:table-cell>
          <table:table-cell table:formula="of:=IF(ABS([.G260]-[.H260])&lt;0.1;0;IF([.G260]&lt;[.H260];IF([.D260]&gt;[.F260];0;1);IF([.F260]&gt;[.D260];0;1)))" office:value-type="float" office:value="0" calcext:value-type="float">
            <text:p>0</text:p>
          </table:table-cell>
          <table:table-cell table:formula="of:=[.F260]&gt;[.D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80113" calcext:value-type="float">
            <text:p>0.980113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2" calcext:value-type="float">
            <text:p>0.2</text:p>
          </table:table-cell>
          <table:table-cell table:formula="of:=IF(ABS([.G262]-[.H262])&lt;0.1;0;IF([.G262]&lt;[.H262];IF([.D262]&gt;[.F262];0;1);IF([.F262]&gt;[.D262];0;1)))" office:value-type="float" office:value="0" calcext:value-type="float">
            <text:p>0</text:p>
          </table:table-cell>
          <table:table-cell table:formula="of:=[.F262]&gt;[.D2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-1" calcext:value-type="float">
            <text:p>-1</text:p>
          </table:table-cell>
          <table:table-cell office:value-type="float" office:value="0.994133" calcext:value-type="float">
            <text:p>0.994133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-1" calcext:value-type="float">
            <text:p>-1</text:p>
          </table:table-cell>
          <table:table-cell office:value-type="float" office:value="0.990897" calcext:value-type="float">
            <text:p>0.990897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2797" calcext:value-type="float">
            <text:p>0.992797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9175" calcext:value-type="float">
            <text:p>0.979175</text:p>
          </table:table-cell>
          <table:table-cell office:value-type="float" office:value="-1" calcext:value-type="float">
            <text:p>-1</text:p>
          </table:table-cell>
          <table:table-cell office:value-type="float" office:value="0.993183" calcext:value-type="float">
            <text:p>0.993183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43744" calcext:value-type="float">
            <text:p>0.943744</text:p>
          </table:table-cell>
          <table:table-cell office:value-type="float" office:value="-1" calcext:value-type="float">
            <text:p>-1</text:p>
          </table:table-cell>
          <table:table-cell office:value-type="float" office:value="0.990266" calcext:value-type="float">
            <text:p>0.990266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7502" calcext:value-type="float">
            <text:p>0.907502</text:p>
          </table:table-cell>
          <table:table-cell office:value-type="float" office:value="-1" calcext:value-type="float">
            <text:p>-1</text:p>
          </table:table-cell>
          <table:table-cell office:value-type="float" office:value="0.988065" calcext:value-type="float">
            <text:p>0.988065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0579" calcext:value-type="float">
            <text:p>0.940579</text:p>
          </table:table-cell>
          <table:table-cell office:value-type="float" office:value="-1" calcext:value-type="float">
            <text:p>-1</text:p>
          </table:table-cell>
          <table:table-cell office:value-type="float" office:value="0.990149" calcext:value-type="float">
            <text:p>0.990149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6" calcext:value-type="float">
            <text:p>0.6</text:p>
          </table:table-cell>
          <table:table-cell table:formula="of:=IF(ABS([.G270]-[.H270])&lt;0.1;0;IF([.G270]&lt;[.H270];IF([.D270]&gt;[.F270];0;1);IF([.F270]&gt;[.D270];0;1)))" office:value-type="float" office:value="1" calcext:value-type="float">
            <text:p>1</text:p>
          </table:table-cell>
          <table:table-cell table:formula="of:=[.F270]&gt;[.D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6289" calcext:value-type="float">
            <text:p>0.976289</text:p>
          </table:table-cell>
          <table:table-cell office:value-type="float" office:value="-2" calcext:value-type="float">
            <text:p>-2</text:p>
          </table:table-cell>
          <table:table-cell office:value-type="float" office:value="0.992024" calcext:value-type="float">
            <text:p>0.992024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842" calcext:value-type="float">
            <text:p>0.991842</text:p>
          </table:table-cell>
          <table:table-cell office:value-type="float" office:value="-2" calcext:value-type="float">
            <text:p>-2</text:p>
          </table:table-cell>
          <table:table-cell office:value-type="float" office:value="0.990979" calcext:value-type="float">
            <text:p>0.990979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261" calcext:value-type="float">
            <text:p>0.996261</text:p>
          </table:table-cell>
          <table:table-cell office:value-type="float" office:value="-2" calcext:value-type="float">
            <text:p>-2</text:p>
          </table:table-cell>
          <table:table-cell office:value-type="float" office:value="0.992106" calcext:value-type="float">
            <text:p>0.992106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153" calcext:value-type="float">
            <text:p>0.997153</text:p>
          </table:table-cell>
          <table:table-cell office:value-type="float" office:value="-2" calcext:value-type="float">
            <text:p>-2</text:p>
          </table:table-cell>
          <table:table-cell office:value-type="float" office:value="0.993302" calcext:value-type="float">
            <text:p>0.993302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129" calcext:value-type="float">
            <text:p>0.996129</text:p>
          </table:table-cell>
          <table:table-cell office:value-type="float" office:value="-2" calcext:value-type="float">
            <text:p>-2</text:p>
          </table:table-cell>
          <table:table-cell office:value-type="float" office:value="0.991795" calcext:value-type="float">
            <text:p>0.991795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515" calcext:value-type="float">
            <text:p>0.993515</text:p>
          </table:table-cell>
          <table:table-cell office:value-type="float" office:value="-2" calcext:value-type="float">
            <text:p>-2</text:p>
          </table:table-cell>
          <table:table-cell office:value-type="float" office:value="0.989633" calcext:value-type="float">
            <text:p>0.989633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807" calcext:value-type="float">
            <text:p>0.971807</text:p>
          </table:table-cell>
          <table:table-cell office:value-type="float" office:value="-2" calcext:value-type="float">
            <text:p>-2</text:p>
          </table:table-cell>
          <table:table-cell office:value-type="float" office:value="0.988979" calcext:value-type="float">
            <text:p>0.988979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9097" calcext:value-type="float">
            <text:p>0.929097</text:p>
          </table:table-cell>
          <table:table-cell office:value-type="float" office:value="-2" calcext:value-type="float">
            <text:p>-2</text:p>
          </table:table-cell>
          <table:table-cell office:value-type="float" office:value="0.989519" calcext:value-type="float">
            <text:p>0.989519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72262" calcext:value-type="float">
            <text:p>0.872262</text:p>
          </table:table-cell>
          <table:table-cell office:value-type="float" office:value="-2" calcext:value-type="float">
            <text:p>-2</text:p>
          </table:table-cell>
          <table:table-cell office:value-type="float" office:value="0.987286" calcext:value-type="float">
            <text:p>0.987286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6782" calcext:value-type="float">
            <text:p>0.916782</text:p>
          </table:table-cell>
          <table:table-cell office:value-type="float" office:value="-3" calcext:value-type="float">
            <text:p>-3</text:p>
          </table:table-cell>
          <table:table-cell office:value-type="float" office:value="0.990975" calcext:value-type="float">
            <text:p>0.99097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582" calcext:value-type="float">
            <text:p>0.96582</text:p>
          </table:table-cell>
          <table:table-cell office:value-type="float" office:value="-3" calcext:value-type="float">
            <text:p>-3</text:p>
          </table:table-cell>
          <table:table-cell office:value-type="float" office:value="0.987038" calcext:value-type="float">
            <text:p>0.987038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335" calcext:value-type="float">
            <text:p>0.992335</text:p>
          </table:table-cell>
          <table:table-cell office:value-type="float" office:value="-3" calcext:value-type="float">
            <text:p>-3</text:p>
          </table:table-cell>
          <table:table-cell office:value-type="float" office:value="0.99004" calcext:value-type="float">
            <text:p>0.9900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284" calcext:value-type="float">
            <text:p>0.996284</text:p>
          </table:table-cell>
          <table:table-cell office:value-type="float" office:value="-3" calcext:value-type="float">
            <text:p>-3</text:p>
          </table:table-cell>
          <table:table-cell office:value-type="float" office:value="0.991832" calcext:value-type="float">
            <text:p>0.991832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826" calcext:value-type="float">
            <text:p>0.997826</text:p>
          </table:table-cell>
          <table:table-cell office:value-type="float" office:value="-3" calcext:value-type="float">
            <text:p>-3</text:p>
          </table:table-cell>
          <table:table-cell office:value-type="float" office:value="0.991178" calcext:value-type="float">
            <text:p>0.991178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574" calcext:value-type="float">
            <text:p>0.996574</text:p>
          </table:table-cell>
          <table:table-cell office:value-type="float" office:value="-3" calcext:value-type="float">
            <text:p>-3</text:p>
          </table:table-cell>
          <table:table-cell office:value-type="float" office:value="0.992124" calcext:value-type="float">
            <text:p>0.992124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-3" calcext:value-type="float">
            <text:p>-3</text:p>
          </table:table-cell>
          <table:table-cell office:value-type="float" office:value="0.990301" calcext:value-type="float">
            <text:p>0.990301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6959" calcext:value-type="float">
            <text:p>0.966959</text:p>
          </table:table-cell>
          <table:table-cell office:value-type="float" office:value="-3" calcext:value-type="float">
            <text:p>-3</text:p>
          </table:table-cell>
          <table:table-cell office:value-type="float" office:value="0.988572" calcext:value-type="float">
            <text:p>0.988572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05879" calcext:value-type="float">
            <text:p>0.905879</text:p>
          </table:table-cell>
          <table:table-cell office:value-type="float" office:value="-3" calcext:value-type="float">
            <text:p>-3</text:p>
          </table:table-cell>
          <table:table-cell office:value-type="float" office:value="0.991225" calcext:value-type="float">
            <text:p>0.991225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488" calcext:value-type="float">
            <text:p>0.84488</text:p>
          </table:table-cell>
          <table:table-cell office:value-type="float" office:value="-3" calcext:value-type="float">
            <text:p>-3</text:p>
          </table:table-cell>
          <table:table-cell office:value-type="float" office:value="0.986415" calcext:value-type="float">
            <text:p>0.986415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77841" calcext:value-type="float">
            <text:p>0.877841</text:p>
          </table:table-cell>
          <table:table-cell office:value-type="float" office:value="-3" calcext:value-type="float">
            <text:p>-3</text:p>
          </table:table-cell>
          <table:table-cell office:value-type="float" office:value="0.98547" calcext:value-type="float">
            <text:p>0.98547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6" calcext:value-type="float">
            <text:p>0.6</text:p>
          </table:table-cell>
          <table:table-cell table:formula="of:=IF(ABS([.G290]-[.H290])&lt;0.1;0;IF([.G290]&lt;[.H290];IF([.D290]&gt;[.F290];0;1);IF([.F290]&gt;[.D290];0;1)))" office:value-type="float" office:value="1" calcext:value-type="float">
            <text:p>1</text:p>
          </table:table-cell>
          <table:table-cell table:formula="of:=[.F290]&gt;[.D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0058" calcext:value-type="float">
            <text:p>0.970058</text:p>
          </table:table-cell>
          <table:table-cell office:value-type="float" office:value="-4" calcext:value-type="float">
            <text:p>-4</text:p>
          </table:table-cell>
          <table:table-cell office:value-type="float" office:value="0.989367" calcext:value-type="float">
            <text:p>0.989367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584" calcext:value-type="float">
            <text:p>0.996584</text:p>
          </table:table-cell>
          <table:table-cell office:value-type="float" office:value="-4" calcext:value-type="float">
            <text:p>-4</text:p>
          </table:table-cell>
          <table:table-cell office:value-type="float" office:value="0.990086" calcext:value-type="float">
            <text:p>0.990086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596" calcext:value-type="float">
            <text:p>0.996596</text:p>
          </table:table-cell>
          <table:table-cell office:value-type="float" office:value="-4" calcext:value-type="float">
            <text:p>-4</text:p>
          </table:table-cell>
          <table:table-cell office:value-type="float" office:value="0.988907" calcext:value-type="float">
            <text:p>0.9889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338" calcext:value-type="float">
            <text:p>0.997338</text:p>
          </table:table-cell>
          <table:table-cell office:value-type="float" office:value="-4" calcext:value-type="float">
            <text:p>-4</text:p>
          </table:table-cell>
          <table:table-cell office:value-type="float" office:value="0.993507" calcext:value-type="float">
            <text:p>0.993507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379" calcext:value-type="float">
            <text:p>0.996379</text:p>
          </table:table-cell>
          <table:table-cell office:value-type="float" office:value="-4" calcext:value-type="float">
            <text:p>-4</text:p>
          </table:table-cell>
          <table:table-cell office:value-type="float" office:value="0.991834" calcext:value-type="float">
            <text:p>0.991834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398" calcext:value-type="float">
            <text:p>0.990398</text:p>
          </table:table-cell>
          <table:table-cell office:value-type="float" office:value="-4" calcext:value-type="float">
            <text:p>-4</text:p>
          </table:table-cell>
          <table:table-cell office:value-type="float" office:value="0.991417" calcext:value-type="float">
            <text:p>0.991417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7494" calcext:value-type="float">
            <text:p>0.957494</text:p>
          </table:table-cell>
          <table:table-cell office:value-type="float" office:value="-4" calcext:value-type="float">
            <text:p>-4</text:p>
          </table:table-cell>
          <table:table-cell office:value-type="float" office:value="0.988457" calcext:value-type="float">
            <text:p>0.9884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83177" calcext:value-type="float">
            <text:p>0.883177</text:p>
          </table:table-cell>
          <table:table-cell office:value-type="float" office:value="-4" calcext:value-type="float">
            <text:p>-4</text:p>
          </table:table-cell>
          <table:table-cell office:value-type="float" office:value="0.983652" calcext:value-type="float">
            <text:p>0.983652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1044" calcext:value-type="float">
            <text:p>0.851044</text:p>
          </table:table-cell>
          <table:table-cell office:value-type="float" office:value="-4" calcext:value-type="float">
            <text:p>-4</text:p>
          </table:table-cell>
          <table:table-cell office:value-type="float" office:value="0.983917" calcext:value-type="float">
            <text:p>0.98391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-5" calcext:value-type="float">
            <text:p>-5</text:p>
          </table:table-cell>
          <table:table-cell office:value-type="float" office:value="0.985913" calcext:value-type="float">
            <text:p>0.985913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59887" calcext:value-type="float">
            <text:p>0.959887</text:p>
          </table:table-cell>
          <table:table-cell office:value-type="float" office:value="-5" calcext:value-type="float">
            <text:p>-5</text:p>
          </table:table-cell>
          <table:table-cell office:value-type="float" office:value="0.987426" calcext:value-type="float">
            <text:p>0.987426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5" calcext:value-type="float">
            <text:p>-5</text:p>
          </table:table-cell>
          <table:table-cell office:value-type="float" office:value="0.989277" calcext:value-type="float">
            <text:p>0.989277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55" calcext:value-type="float">
            <text:p>0.997555</text:p>
          </table:table-cell>
          <table:table-cell office:value-type="float" office:value="-5" calcext:value-type="float">
            <text:p>-5</text:p>
          </table:table-cell>
          <table:table-cell office:value-type="float" office:value="0.991443" calcext:value-type="float">
            <text:p>0.991443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961" calcext:value-type="float">
            <text:p>0.997961</text:p>
          </table:table-cell>
          <table:table-cell office:value-type="float" office:value="-5" calcext:value-type="float">
            <text:p>-5</text:p>
          </table:table-cell>
          <table:table-cell office:value-type="float" office:value="0.988381" calcext:value-type="float">
            <text:p>0.988381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6:40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6:45.087000000</dc:date>
    <meta:editing-duration>PT31S</meta:editing-duration>
    <meta:editing-cycles>3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